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2.7366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2.0291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9972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X_MESH_ORIGINAL" table:style-name="ta1">
        <table:shapes>
          <draw:frame draw:z-index="0" draw:style-name="gr1" draw:text-style-name="P1" svg:width="6.2988in" svg:height="3.5429in" svg:x="0.078in" svg:y="1.3882in">
            <draw:object draw:notify-on-update-of-ranges="CONVEX_MESH_ORIGINAL.B2:CONVEX_MESH_ORIGINAL.D2 CONVEX_MESH_ORIGINAL.A3:CONVEX_MESH_ORIGINAL.A3 CONVEX_MESH_ORIGINAL.B3:CONVEX_MESH_ORIGINAL.D3 CONVEX_MESH_ORIGINAL.A4:CONVEX_MESH_ORIGINAL.A4 CONVEX_MESH_ORIGINAL.B4:CONVEX_MESH_ORIGINAL.D4 CONVEX_MESH_ORIGINAL.A5:CONVEX_MESH_ORIGINAL.A5 CONVEX_MESH_ORIGINAL.B5:CONVEX_MESH_ORIGINAL.D5 CONVEX_MESH_ORIGINAL.A6:CONVEX_MESH_ORIGINAL.A6 CONVEX_MESH_ORIGINAL.B6:CONVEX_MESH_ORIGINAL.D6 CONVEX_MESH_ORIGINAL.A7:CONVEX_MESH_ORIGINAL.A7 CONVEX_MESH_ORIGINAL.B7:CONVEX_MESH_ORIGINAL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_ORIGINAL.H2:CONVEX_MESH_ORIGINAL.J2 CONVEX_MESH_ORIGINAL.G3:CONVEX_MESH_ORIGINAL.G3 CONVEX_MESH_ORIGINAL.H3:CONVEX_MESH_ORIGINAL.J3 CONVEX_MESH_ORIGINAL.G4:CONVEX_MESH_ORIGINAL.G4 CONVEX_MESH_ORIGINAL.H4:CONVEX_MESH_ORIGINAL.J4 CONVEX_MESH_ORIGINAL.G5:CONVEX_MESH_ORIGINAL.G5 CONVEX_MESH_ORIGINAL.H5:CONVEX_MESH_ORIGINAL.J5 CONVEX_MESH_ORIGINAL.G6:CONVEX_MESH_ORIGINAL.G6 CONVEX_MESH_ORIGINAL.H6:CONVEX_MESH_ORIGINAL.J6 CONVEX_MESH_ORIGINAL.G7:CONVEX_MESH_ORIGINAL.G7 CONVEX_MESH_ORIGINAL.H7:CONVEX_MESH_ORIGINAL.J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_ORIGINAL.N2:CONVEX_MESH_ORIGINAL.P2 CONVEX_MESH_ORIGINAL.M3:CONVEX_MESH_ORIGINAL.M3 CONVEX_MESH_ORIGINAL.N3:CONVEX_MESH_ORIGINAL.P3 CONVEX_MESH_ORIGINAL.M4:CONVEX_MESH_ORIGINAL.M4 CONVEX_MESH_ORIGINAL.N4:CONVEX_MESH_ORIGINAL.P4 CONVEX_MESH_ORIGINAL.M5:CONVEX_MESH_ORIGINAL.M5 CONVEX_MESH_ORIGINAL.N5:CONVEX_MESH_ORIGINAL.P5 CONVEX_MESH_ORIGINAL.M6:CONVEX_MESH_ORIGINAL.M6 CONVEX_MESH_ORIGINAL.N6:CONVEX_MESH_ORIGINAL.P6 CONVEX_MESH_ORIGINAL.M7:CONVEX_MESH_ORIGINAL.M7 CONVEX_MESH_ORIGINAL.N7:CONVEX_MESH_ORIGINAL.P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300.87541" calcext:value-type="float">
            <text:p>17,301</text:p>
          </table:table-cell>
          <table:table-cell table:style-name="ce3" table:formula="of:=[.C52]" office:value-type="float" office:value="17498.648955" calcext:value-type="float">
            <text:p>17,49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60.332845" calcext:value-type="float">
            <text:p>760</text:p>
          </table:table-cell>
          <table:table-cell table:style-name="ce3" table:formula="of:=[.C53]" office:value-type="float" office:value="762.297345" calcext:value-type="float">
            <text:p>762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9184.949622" calcext:value-type="float">
            <text:p>9,185</text:p>
          </table:table-cell>
          <table:table-cell table:style-name="ce3" table:formula="of:=[.C54]" office:value-type="float" office:value="9125.39593" calcext:value-type="float">
            <text:p>9,125</text:p>
          </table:table-cell>
          <table:table-cell table:style-name="ce3" table:formula="of:=[.C68]" office:value-type="float" office:value="35069.727765" calcext:value-type="float">
            <text:p>35,07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3742.571821" calcext:value-type="float">
            <text:p>3,743</text:p>
          </table:table-cell>
          <table:table-cell table:style-name="ce3" table:formula="of:=[.C55]" office:value-type="float" office:value="3733.865438" calcext:value-type="float">
            <text:p>3,734</text:p>
          </table:table-cell>
          <table:table-cell table:style-name="ce3" table:formula="of:=[.C69]" office:value-type="float" office:value="1270.928247" calcext:value-type="float">
            <text:p>1,271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3741.193511" calcext:value-type="float">
            <text:p>3,741</text:p>
          </table:table-cell>
          <table:table-cell table:style-name="ce3" table:formula="of:=[.C56]" office:value-type="float" office:value="3736.874832" calcext:value-type="float">
            <text:p>3,737</text:p>
          </table:table-cell>
          <table:table-cell table:style-name="ce3" table:formula="of:=[.C70]" office:value-type="float" office:value="1253.84685" calcext:value-type="float">
            <text:p>1,25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11124.980852" calcext:value-type="float">
            <text:p>11,125</text:p>
          </table:table-cell>
          <table:table-cell table:style-name="ce3" table:formula="of:=[.C57]" office:value-type="float" office:value="11062.574271" calcext:value-type="float">
            <text:p>11,063</text:p>
          </table:table-cell>
          <table:table-cell table:style-name="ce3" table:formula="of:=[.C71]" office:value-type="float" office:value="36709.82456" calcext:value-type="float">
            <text:p>36,71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3876.264192" calcext:value-type="float">
            <text:p>3,876</text:p>
          </table:table-cell>
          <table:table-cell table:style-name="ce3" table:formula="of:=[.C58]" office:value-type="float" office:value="3877.783503" calcext:value-type="float">
            <text:p>3,878</text:p>
          </table:table-cell>
          <table:table-cell table:style-name="ce3" table:formula="of:=[.C72]" office:value-type="float" office:value="1290.170611" calcext:value-type="float">
            <text:p>1,29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3880.626863" calcext:value-type="float">
            <text:p>3,881</text:p>
          </table:table-cell>
          <table:table-cell table:style-name="ce3" table:formula="of:=[.C59]" office:value-type="float" office:value="3877.245777" calcext:value-type="float">
            <text:p>3,877</text:p>
          </table:table-cell>
          <table:table-cell table:style-name="ce3" table:formula="of:=[.C73]" office:value-type="float" office:value="1274.015125" calcext:value-type="float">
            <text:p>1,274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1.320467" calcext:value-type="float">
            <text:p>2,801</text:p>
          </table:table-cell>
          <table:table-cell table:style-name="ce3" table:formula="of:=[.C60]" office:value-type="float" office:value="2784.060053" calcext:value-type="float">
            <text:p>2,784</text:p>
          </table:table-cell>
          <table:table-cell table:style-name="ce3" table:formula="of:=[.C74]" office:value-type="float" office:value="4988.379495" calcext:value-type="float">
            <text:p>4,988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099.734851" calcext:value-type="float">
            <text:p>1,100</text:p>
          </table:table-cell>
          <table:table-cell table:style-name="ce3" table:formula="of:=[.C61]" office:value-type="float" office:value="1087.292291" calcext:value-type="float">
            <text:p>1,087</text:p>
          </table:table-cell>
          <table:table-cell table:style-name="ce3" table:formula="of:=[.C75]" office:value-type="float" office:value="195.083027" calcext:value-type="float">
            <text:p>19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096.981812" calcext:value-type="float">
            <text:p>1,097</text:p>
          </table:table-cell>
          <table:table-cell table:style-name="ce3" table:formula="of:=[.C62]" office:value-type="float" office:value="1095.76439" calcext:value-type="float">
            <text:p>1,096</text:p>
          </table:table-cell>
          <table:table-cell table:style-name="ce3" table:formula="of:=[.C76]" office:value-type="float" office:value="192.304223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5892.000079" calcext:value-type="float">
            <text:p>5,892</text:p>
          </table:table-cell>
          <table:table-cell table:style-name="ce3" table:formula="of:=[.C63]" office:value-type="float" office:value="5950.280833" calcext:value-type="float">
            <text:p>5,950</text:p>
          </table:table-cell>
          <table:table-cell table:style-name="ce3" table:formula="of:=[.C77]" office:value-type="float" office:value="2368.065326" calcext:value-type="float">
            <text:p>2,368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5876.913024" calcext:value-type="float">
            <text:p>5,877</text:p>
          </table:table-cell>
          <table:table-cell table:style-name="ce3" table:formula="of:=[.C64]" office:value-type="float" office:value="5875.825157" calcext:value-type="float">
            <text:p>5,876</text:p>
          </table:table-cell>
          <table:table-cell table:style-name="ce3" table:formula="of:=[.C78]" office:value-type="float" office:value="2247.45381" calcext:value-type="float">
            <text:p>2,24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5896.210524" calcext:value-type="float">
            <text:p>5,896</text:p>
          </table:table-cell>
          <table:table-cell table:style-name="ce3" table:formula="of:=[.C65]" office:value-type="float" office:value="5805.619065" calcext:value-type="float">
            <text:p>5,806</text:p>
          </table:table-cell>
          <table:table-cell table:style-name="ce3" table:formula="of:=[.C79]" office:value-type="float" office:value="2203.63775" calcext:value-type="float">
            <text:p>2,204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57651.0051720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300.87541" calcext:value-type="float">
            <text:p>17300.8754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16.766001558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0.332845" calcext:value-type="float">
            <text:p>760.3328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22.20980651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84.949622" calcext:value-type="float">
            <text:p>9184.9496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35.569686756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42.571821" calcext:value-type="float">
            <text:p>3742.57182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48.934489975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41.193511" calcext:value-type="float">
            <text:p>3741.19351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53.4289630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124.980852" calcext:value-type="float">
            <text:p>11124.98085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66.328062107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6.264192" calcext:value-type="float">
            <text:p>3876.2641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79.212662745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80.626863" calcext:value-type="float">
            <text:p>3880.62686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797.061472591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1.320467" calcext:value-type="float">
            <text:p>2801.32046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42.527063973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99.734851" calcext:value-type="float">
            <text:p>1099.73485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88.10675789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6.981812" calcext:value-type="float">
            <text:p>1096.981812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894.517855418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892.000079" calcext:value-type="float">
            <text:p>5892.0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1.11696110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6.913024" calcext:value-type="float">
            <text:p>5876.9130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78648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96.210524" calcext:value-type="float">
            <text:p>5896.21052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47950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07.71486672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10.57232203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498.648955" calcext:value-type="float">
            <text:p>17498.64895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76.16366532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62.297345" calcext:value-type="float">
            <text:p>762.297345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81.642982377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9125.39593" calcext:value-type="float">
            <text:p>9125.395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7995.03401756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3733.865438" calcext:value-type="float">
            <text:p>3733.8654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08.414269727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3736.874832" calcext:value-type="float">
            <text:p>3736.87483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12.93409561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11062.574271" calcext:value-type="float">
            <text:p>11062.57427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25.828141101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3877.783503" calcext:value-type="float">
            <text:p>3877.7835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38.72397564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3877.245777" calcext:value-type="float">
            <text:p>3877.2457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056.683441804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784.060053" calcext:value-type="float">
            <text:p>2784.0600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02.66932020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087.292291" calcext:value-type="float">
            <text:p>1087.292291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48.29965354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095.76439" calcext:value-type="float">
            <text:p>1095.76439</text:p>
          </table:table-cell>
          <table:table-cell office:value-type="float" office:value="50000" calcext:value-type="float">
            <text:p>50000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54.691960736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5950.280833" calcext:value-type="float">
            <text:p>5950.28083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1.261038247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5875.825157" calcext:value-type="float">
            <text:p>5875.8251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8499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5805.619065" calcext:value-type="float">
            <text:p>5805.6190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05485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7.84492840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169.270797076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5069.727765" calcext:value-type="float">
            <text:p>35069.7277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08.612203251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70.928247" calcext:value-type="float">
            <text:p>1270.928247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8.489564344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53.84685" calcext:value-type="float">
            <text:p>1253.8468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49.851682119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6709.82456" calcext:value-type="float">
            <text:p>36709.8245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288.60632748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90.170611" calcext:value-type="float">
            <text:p>1290.17061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27.852411978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74.015125" calcext:value-type="float">
            <text:p>1274.015125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337.87579200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4988.379495" calcext:value-type="float">
            <text:p>4988.3794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594.177004829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95.083027" calcext:value-type="float">
            <text:p>195.083027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54.18177733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92.304223" calcext:value-type="float">
            <text:p>192.304223</text:p>
          </table:table-cell>
          <table:table-cell office:value-type="float" office:value="50000" calcext:value-type="float">
            <text:p>50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71.59903141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368.065326" calcext:value-type="float">
            <text:p>2368.065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890.197807426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247.45381" calcext:value-type="float">
            <text:p>2247.45381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58909.262101839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203.63775" calcext:value-type="float">
            <text:p>2203.637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</table:table>
      <table:table table:name="CONVEX_MESH" table:style-name="ta1">
        <table:shapes>
          <draw:frame draw:z-index="0" draw:style-name="gr1" draw:text-style-name="P1" svg:width="6.2449in" svg:height="3.5031in" svg:x="0.0752in" svg:y="1.3909in">
            <draw:object draw:notify-on-update-of-ranges="CONVEX_MESH.B2:CONVEX_MESH.D2 CONVEX_MESH.A3:CONVEX_MESH.A3 CONVEX_MESH.B3:CONVEX_MESH.D3 CONVEX_MESH.A4:CONVEX_MESH.A4 CONVEX_MESH.B4:CONVEX_MESH.D4 CONVEX_MESH.A5:CONVEX_MESH.A5 CONVEX_MESH.B5:CONVEX_MESH.D5 CONVEX_MESH.A6:CONVEX_MESH.A6 CONVEX_MESH.B6:CONVEX_MESH.D6 CONVEX_MESH.A7:CONVEX_MESH.A7 CONVEX_MESH.B7:CONVEX_MESH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.H2:CONVEX_MESH.J2 CONVEX_MESH.G3:CONVEX_MESH.G3 CONVEX_MESH.H3:CONVEX_MESH.J3 CONVEX_MESH.G4:CONVEX_MESH.G4 CONVEX_MESH.H4:CONVEX_MESH.J4 CONVEX_MESH.G5:CONVEX_MESH.G5 CONVEX_MESH.H5:CONVEX_MESH.J5 CONVEX_MESH.G6:CONVEX_MESH.G6 CONVEX_MESH.H6:CONVEX_MESH.J6 CONVEX_MESH.G7:CONVEX_MESH.G7 CONVEX_MESH.H7:CONVEX_MESH.J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.N2:CONVEX_MESH.P2 CONVEX_MESH.M3:CONVEX_MESH.M3 CONVEX_MESH.N3:CONVEX_MESH.P3 CONVEX_MESH.M4:CONVEX_MESH.M4 CONVEX_MESH.N4:CONVEX_MESH.P4 CONVEX_MESH.M5:CONVEX_MESH.M5 CONVEX_MESH.N5:CONVEX_MESH.P5 CONVEX_MESH.M6:CONVEX_MESH.M6 CONVEX_MESH.N6:CONVEX_MESH.P6 CONVEX_MESH.M7:CONVEX_MESH.M7 CONVEX_MESH.N7:CONVEX_MESH.P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17139.177109" calcext:value-type="float">
            <text:p>17,139</text:p>
          </table:table-cell>
          <table:table-cell table:style-name="ce3" table:formula="of:=[.C52]" office:value-type="float" office:value="16864.353184" calcext:value-type="float">
            <text:p>16,86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728.158047" calcext:value-type="float">
            <text:p>728</text:p>
          </table:table-cell>
          <table:table-cell table:style-name="ce3" table:formula="of:=[.C53]" office:value-type="float" office:value="729.896081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22336.881326" calcext:value-type="float">
            <text:p>22,337</text:p>
          </table:table-cell>
          <table:table-cell table:style-name="ce3" table:formula="of:=[.C54]" office:value-type="float" office:value="22424.167136" calcext:value-type="float">
            <text:p>22,424</text:p>
          </table:table-cell>
          <table:table-cell table:style-name="ce3" table:formula="of:=[.C68]" office:value-type="float" office:value="27000.262645" calcext:value-type="float">
            <text:p>27,00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7974.652499" calcext:value-type="float">
            <text:p>7,975</text:p>
          </table:table-cell>
          <table:table-cell table:style-name="ce3" table:formula="of:=[.C55]" office:value-type="float" office:value="8006.136883" calcext:value-type="float">
            <text:p>8,006</text:p>
          </table:table-cell>
          <table:table-cell table:style-name="ce3" table:formula="of:=[.C69]" office:value-type="float" office:value="1260.238015" calcext:value-type="float">
            <text:p>1,260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7957.637638" calcext:value-type="float">
            <text:p>7,958</text:p>
          </table:table-cell>
          <table:table-cell table:style-name="ce3" table:formula="of:=[.C56]" office:value-type="float" office:value="7969.504096" calcext:value-type="float">
            <text:p>7,970</text:p>
          </table:table-cell>
          <table:table-cell table:style-name="ce3" table:formula="of:=[.C70]" office:value-type="float" office:value="1244.131326" calcext:value-type="float">
            <text:p>1,24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26517.596084" calcext:value-type="float">
            <text:p>26,518</text:p>
          </table:table-cell>
          <table:table-cell table:style-name="ce3" table:formula="of:=[.C57]" office:value-type="float" office:value="26527.79758" calcext:value-type="float">
            <text:p>26,528</text:p>
          </table:table-cell>
          <table:table-cell table:style-name="ce3" table:formula="of:=[.C71]" office:value-type="float" office:value="42339.352392" calcext:value-type="float">
            <text:p>42,339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8420.143893" calcext:value-type="float">
            <text:p>8,420</text:p>
          </table:table-cell>
          <table:table-cell table:style-name="ce3" table:formula="of:=[.C58]" office:value-type="float" office:value="8402.843684" calcext:value-type="float">
            <text:p>8,403</text:p>
          </table:table-cell>
          <table:table-cell table:style-name="ce3" table:formula="of:=[.C72]" office:value-type="float" office:value="1275.087762" calcext:value-type="float">
            <text:p>1,275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8413.910131" calcext:value-type="float">
            <text:p>8,414</text:p>
          </table:table-cell>
          <table:table-cell table:style-name="ce3" table:formula="of:=[.C59]" office:value-type="float" office:value="8370.725739" calcext:value-type="float">
            <text:p>8,371</text:p>
          </table:table-cell>
          <table:table-cell table:style-name="ce3" table:formula="of:=[.C73]" office:value-type="float" office:value="1258.567324" calcext:value-type="float">
            <text:p>1,259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28027.014434" calcext:value-type="float">
            <text:p>28,027</text:p>
          </table:table-cell>
          <table:table-cell table:style-name="ce3" table:formula="of:=[.C60]" office:value-type="float" office:value="23019.062182" calcext:value-type="float">
            <text:p>23,019</text:p>
          </table:table-cell>
          <table:table-cell table:style-name="ce3" table:formula="of:=[.C74]" office:value-type="float" office:value="22404.500077" calcext:value-type="float">
            <text:p>22,40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1675.526895" calcext:value-type="float">
            <text:p>11,676</text:p>
          </table:table-cell>
          <table:table-cell table:style-name="ce3" table:formula="of:=[.C61]" office:value-type="float" office:value="9265.439725" calcext:value-type="float">
            <text:p>9,265</text:p>
          </table:table-cell>
          <table:table-cell table:style-name="ce3" table:formula="of:=[.C75]" office:value-type="float" office:value="898.806904" calcext:value-type="float">
            <text:p>899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11653.428603" calcext:value-type="float">
            <text:p>11,653</text:p>
          </table:table-cell>
          <table:table-cell table:style-name="ce3" table:formula="of:=[.C62]" office:value-type="float" office:value="9249.620245" calcext:value-type="float">
            <text:p>9,250</text:p>
          </table:table-cell>
          <table:table-cell table:style-name="ce3" table:formula="of:=[.C76]" office:value-type="float" office:value="890.025052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6488.478558" calcext:value-type="float">
            <text:p>6,488</text:p>
          </table:table-cell>
          <table:table-cell table:style-name="ce3" table:formula="of:=[.C63]" office:value-type="float" office:value="6510.665857" calcext:value-type="float">
            <text:p>6,511</text:p>
          </table:table-cell>
          <table:table-cell table:style-name="ce3" table:formula="of:=[.C77]" office:value-type="float" office:value="2678.736092" calcext:value-type="float">
            <text:p>2,67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6344.953253" calcext:value-type="float">
            <text:p>6,345</text:p>
          </table:table-cell>
          <table:table-cell table:style-name="ce3" table:formula="of:=[.C64]" office:value-type="float" office:value="6362.847223" calcext:value-type="float">
            <text:p>6,363</text:p>
          </table:table-cell>
          <table:table-cell table:style-name="ce3" table:formula="of:=[.C78]" office:value-type="float" office:value="2509.38045" calcext:value-type="float">
            <text:p>2,509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6328.021313" calcext:value-type="float">
            <text:p>6,328</text:p>
          </table:table-cell>
          <table:table-cell table:style-name="ce3" table:formula="of:=[.C65]" office:value-type="float" office:value="6324.732446" calcext:value-type="float">
            <text:p>6,325</text:p>
          </table:table-cell>
          <table:table-cell table:style-name="ce3" table:formula="of:=[.C79]" office:value-type="float" office:value="2451.660328" calcext:value-type="float">
            <text:p>2,452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587360284.932076924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7139.177109" calcext:value-type="float">
            <text:p>17139.17710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3.598642780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8.158047" calcext:value-type="float">
            <text:p>728.158047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55.837200990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336.881326" calcext:value-type="float">
            <text:p>22336.88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2.107152529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7974.652499" calcext:value-type="float">
            <text:p>7974.6524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68.39050910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57.637638" calcext:value-type="float">
            <text:p>7957.6376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0.27613177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17.596084" calcext:value-type="float">
            <text:p>26517.5960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76.214354398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20.143893" calcext:value-type="float">
            <text:p>8420.14389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2.156979414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413.910131" calcext:value-type="float">
            <text:p>8413.9101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3.941055859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8027.014434" calcext:value-type="float">
            <text:p>28027.01443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88.22360167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11675.526895" calcext:value-type="float">
            <text:p>11675.52689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392.51427992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11653.428603" calcext:value-type="float">
            <text:p>11653.42860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0.22034850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488.478558" calcext:value-type="float">
            <text:p>6488.4785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08.100710698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44.953253" calcext:value-type="float">
            <text:p>6344.95325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161121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8.021313" calcext:value-type="float">
            <text:p>6328.02131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18052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6.002236280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18.967186407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16864.353184" calcext:value-type="float">
            <text:p>16864.3531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7.470234819]</text:p>
          </table:table-cell>
          <table:table-cell office:value-type="string" calcext:value-type="string">
            <text:p><text:s/>MoveIt FCL (ALL)</text:p>
          </table:table-cell>
          <table:table-cell office:value-type="float" office:value="729.896081" calcext:value-type="float">
            <text:p>729.896081</text:p>
          </table:table-cell>
          <table:table-cell office:value-type="float" office:value="50000" calcext:value-type="float">
            <text:p>50000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89.70007295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2424.167136" calcext:value-type="float">
            <text:p>22424.16713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495.94537060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8006.136883" calcext:value-type="float">
            <text:p>8006.13688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2.21937322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7969.504096" calcext:value-type="float">
            <text:p>7969.5040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04.104273653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26527.79758" calcext:value-type="float">
            <text:p>26527.7975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0.054724175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8402.843684" calcext:value-type="float">
            <text:p>8402.8436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6.028004817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8370.725739" calcext:value-type="float">
            <text:p>8370.72573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18.200202663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3019.062182" calcext:value-type="float">
            <text:p>23019.06218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3.596686460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9265.439725" calcext:value-type="float">
            <text:p>9265.43972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29.00239686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9249.620245" calcext:value-type="float">
            <text:p>9249.6202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36.682187353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6510.665857" calcext:value-type="float">
            <text:p>6510.66585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44.540387741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6362.847223" calcext:value-type="float">
            <text:p>6362.8472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594678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6324.732446" calcext:value-type="float">
            <text:p>6324.73244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0202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2.446021552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54.298010238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27000.262645" calcext:value-type="float">
            <text:p>27000.2626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593.973147822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260.238015" calcext:value-type="float">
            <text:p>1260.23801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4.161919043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244.131326" calcext:value-type="float">
            <text:p>1244.131326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35.34293877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42339.352392" calcext:value-type="float">
            <text:p>42339.3523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674.55600987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275.087762" calcext:value-type="float">
            <text:p>1275.087762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4.28380706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258.567324" calcext:value-type="float">
            <text:p>1258.567324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16.515586006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22404.500077" calcext:value-type="float">
            <text:p>22404.50007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772.144968898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898.806904" calcext:value-type="float">
            <text:p>898.806904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28.323247916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890.025052" calcext:value-type="float">
            <text:p>890.025052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46.98885099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2678.736092" calcext:value-type="float">
            <text:p>2678.7360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66.914171972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2509.38045" calcext:value-type="float">
            <text:p>2509.3804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587360887.308599094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2451.660328" calcext:value-type="float">
            <text:p>2451.660328</text:p>
          </table:table-cell>
          <table:table-cell office:value-type="float" office:value="50000" calcext:value-type="float">
            <text:p>50000</text:p>
          </table:table-cell>
          <table:table-cell office:value-type="float" office:value="27" calcext:value-type="float">
            <text:p>27</text:p>
          </table:table-cell>
          <table:table-cell table:number-columns-repeated="12"/>
        </table:table-row>
      </table:table>
      <table:table table:name="CONVEX_MESH_12_2020" table:style-name="ta1">
        <table:shapes>
          <draw:frame draw:z-index="0" draw:style-name="gr1" draw:text-style-name="P1" svg:width="6.2449in" svg:height="3.5031in" svg:x="0.1185in" svg:y="1.3909in">
            <draw:object draw:notify-on-update-of-ranges="CONVEX_MESH_12_2020.B2:CONVEX_MESH_12_2020.D2 CONVEX_MESH_12_2020.A3:CONVEX_MESH_12_2020.A3 CONVEX_MESH_12_2020.B3:CONVEX_MESH_12_2020.D3 CONVEX_MESH_12_2020.A4:CONVEX_MESH_12_2020.A4 CONVEX_MESH_12_2020.B4:CONVEX_MESH_12_2020.D4 CONVEX_MESH_12_2020.A5:CONVEX_MESH_12_2020.A5 CONVEX_MESH_12_2020.B5:CONVEX_MESH_12_2020.D5 CONVEX_MESH_12_2020.A6:CONVEX_MESH_12_2020.A6 CONVEX_MESH_12_2020.B6:CONVEX_MESH_12_2020.D6 CONVEX_MESH_12_2020.A7:CONVEX_MESH_12_2020.A7 CONVEX_MESH_12_2020.B7:CONVEX_MESH_12_2020.D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8.3157in" svg:y="1.3673in">
            <draw:object draw:notify-on-update-of-ranges="CONVEX_MESH_12_2020.H2:CONVEX_MESH_12_2020.J2 CONVEX_MESH_12_2020.G3:CONVEX_MESH_12_2020.G3 CONVEX_MESH_12_2020.H3:CONVEX_MESH_12_2020.J3 CONVEX_MESH_12_2020.G4:CONVEX_MESH_12_2020.G4 CONVEX_MESH_12_2020.H4:CONVEX_MESH_12_2020.J4 CONVEX_MESH_12_2020.G5:CONVEX_MESH_12_2020.G5 CONVEX_MESH_12_2020.H5:CONVEX_MESH_12_2020.J5 CONVEX_MESH_12_2020.G6:CONVEX_MESH_12_2020.G6 CONVEX_MESH_12_2020.H6:CONVEX_MESH_12_2020.J6 CONVEX_MESH_12_2020.G7:CONVEX_MESH_12_2020.G7 CONVEX_MESH_12_2020.H7:CONVEX_MESH_12_2020.J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5.1067in" svg:y="1.3256in">
            <draw:object draw:notify-on-update-of-ranges="CONVEX_MESH_12_2020.N2:CONVEX_MESH_12_2020.P2 CONVEX_MESH_12_2020.M3:CONVEX_MESH_12_2020.M3 CONVEX_MESH_12_2020.N3:CONVEX_MESH_12_2020.P3 CONVEX_MESH_12_2020.M4:CONVEX_MESH_12_2020.M4 CONVEX_MESH_12_2020.N4:CONVEX_MESH_12_2020.P4 CONVEX_MESH_12_2020.M5:CONVEX_MESH_12_2020.M5 CONVEX_MESH_12_2020.N5:CONVEX_MESH_12_2020.P5 CONVEX_MESH_12_2020.M6:CONVEX_MESH_12_2020.M6 CONVEX_MESH_12_2020.N6:CONVEX_MESH_12_2020.P6 CONVEX_MESH_12_2020.M7:CONVEX_MESH_12_2020.M7 CONVEX_MESH_12_2020.N7:CONVEX_MESH_12_2020.P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6]" office:value-type="float" office:value="38270.049851" calcext:value-type="float">
            <text:p>38,270</text:p>
          </table:table-cell>
          <table:table-cell table:style-name="ce3" table:formula="of:=[.C52]" office:value-type="float" office:value="38816.887388" calcext:value-type="float">
            <text:p>38,81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2401.891535" calcext:value-type="float">
            <text:p>2,402</text:p>
          </table:table-cell>
          <table:table-cell table:style-name="ce3" table:formula="of:=[.C53]" office:value-type="float" office:value="2413.054407" calcext:value-type="float">
            <text:p>2,4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2401.891535" calcext:value-type="float">
            <text:p>2,402</text:p>
          </table:table-cell>
          <table:table-cell table:style-name="ce3" table:formula="of:=[.C53]" office:value-type="float" office:value="2413.054407" calcext:value-type="float">
            <text:p>2,413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8]" office:value-type="float" office:value="55482.431006" calcext:value-type="float">
            <text:p>55,482</text:p>
          </table:table-cell>
          <table:table-cell table:style-name="ce3" table:formula="of:=[.C54]" office:value-type="float" office:value="36054.356092" calcext:value-type="float">
            <text:p>36,054</text:p>
          </table:table-cell>
          <table:table-cell table:style-name="ce3" table:formula="of:=[.C68]" office:value-type="float" office:value="131794.720992" calcext:value-type="float">
            <text:p>131,795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22274.649947" calcext:value-type="float">
            <text:p>22,275</text:p>
          </table:table-cell>
          <table:table-cell table:style-name="ce3" table:formula="of:=[.C55]" office:value-type="float" office:value="14453.434299" calcext:value-type="float">
            <text:p>14,453</text:p>
          </table:table-cell>
          <table:table-cell table:style-name="ce3" table:formula="of:=[.C69]" office:value-type="float" office:value="2869.297365" calcext:value-type="float">
            <text:p>2,869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22233.627886" calcext:value-type="float">
            <text:p>22,234</text:p>
          </table:table-cell>
          <table:table-cell table:style-name="ce3" table:formula="of:=[.C56]" office:value-type="float" office:value="14484.811244" calcext:value-type="float">
            <text:p>14,485</text:p>
          </table:table-cell>
          <table:table-cell table:style-name="ce3" table:formula="of:=[.C70]" office:value-type="float" office:value="2834.056145" calcext:value-type="float">
            <text:p>2,834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1]" office:value-type="float" office:value="51348.699049" calcext:value-type="float">
            <text:p>51,349</text:p>
          </table:table-cell>
          <table:table-cell table:style-name="ce3" table:formula="of:=[.C57]" office:value-type="float" office:value="34283.89731" calcext:value-type="float">
            <text:p>34,284</text:p>
          </table:table-cell>
          <table:table-cell table:style-name="ce3" table:formula="of:=[.C71]" office:value-type="float" office:value="83569.625614" calcext:value-type="float">
            <text:p>83,57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19762.819643" calcext:value-type="float">
            <text:p>19,763</text:p>
          </table:table-cell>
          <table:table-cell table:style-name="ce3" table:formula="of:=[.C58]" office:value-type="float" office:value="13381.191296" calcext:value-type="float">
            <text:p>13,381</text:p>
          </table:table-cell>
          <table:table-cell table:style-name="ce3" table:formula="of:=[.C72]" office:value-type="float" office:value="2846.857665" calcext:value-type="float">
            <text:p>2,847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19776.018319" calcext:value-type="float">
            <text:p>19,776</text:p>
          </table:table-cell>
          <table:table-cell table:style-name="ce3" table:formula="of:=[.C59]" office:value-type="float" office:value="13340.170185" calcext:value-type="float">
            <text:p>13,340</text:p>
          </table:table-cell>
          <table:table-cell table:style-name="ce3" table:formula="of:=[.C73]" office:value-type="float" office:value="2806.337181" calcext:value-type="float">
            <text:p>2,806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4]" office:value-type="float" office:value="160104.309623" calcext:value-type="float">
            <text:p>160,104</text:p>
          </table:table-cell>
          <table:table-cell table:style-name="ce3" table:formula="of:=[.C60]" office:value-type="float" office:value="126142.082531" calcext:value-type="float">
            <text:p>126,142</text:p>
          </table:table-cell>
          <table:table-cell table:style-name="ce3" table:formula="of:=[.C74]" office:value-type="float" office:value="59781.786508" calcext:value-type="float">
            <text:p>59,782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46072.638422" calcext:value-type="float">
            <text:p>46,073</text:p>
          </table:table-cell>
          <table:table-cell table:style-name="ce3" table:formula="of:=[.C61]" office:value-type="float" office:value="35869.612667" calcext:value-type="float">
            <text:p>35,870</text:p>
          </table:table-cell>
          <table:table-cell table:style-name="ce3" table:formula="of:=[.C75]" office:value-type="float" office:value="2653.083611" calcext:value-type="float">
            <text:p>2,653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46122.890286" calcext:value-type="float">
            <text:p>46,123</text:p>
          </table:table-cell>
          <table:table-cell table:style-name="ce3" table:formula="of:=[.C62]" office:value-type="float" office:value="35986.832996" calcext:value-type="float">
            <text:p>35,987</text:p>
          </table:table-cell>
          <table:table-cell table:style-name="ce3" table:formula="of:=[.C76]" office:value-type="float" office:value="2616.948844" calcext:value-type="float">
            <text:p>2,617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7]" office:value-type="float" office:value="9249.175818" calcext:value-type="float">
            <text:p>9,249</text:p>
          </table:table-cell>
          <table:table-cell table:style-name="ce3" table:formula="of:=[.C63]" office:value-type="float" office:value="9217.524984" calcext:value-type="float">
            <text:p>9,218</text:p>
          </table:table-cell>
          <table:table-cell table:style-name="ce3" table:formula="of:=[.C77]" office:value-type="float" office:value="4536.926038" calcext:value-type="float">
            <text:p>4,537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9161.020565" calcext:value-type="float">
            <text:p>9,161</text:p>
          </table:table-cell>
          <table:table-cell table:style-name="ce3" table:formula="of:=[.C64]" office:value-type="float" office:value="9105.89992" calcext:value-type="float">
            <text:p>9,106</text:p>
          </table:table-cell>
          <table:table-cell table:style-name="ce3" table:formula="of:=[.C78]" office:value-type="float" office:value="4280.821238" calcext:value-type="float">
            <text:p>4,281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9145.494554" calcext:value-type="float">
            <text:p>9,145</text:p>
          </table:table-cell>
          <table:table-cell table:style-name="ce3" table:formula="of:=[.C65]" office:value-type="float" office:value="9101.820912" calcext:value-type="float">
            <text:p>9,102</text:p>
          </table:table-cell>
          <table:table-cell table:style-name="ce3" table:formula="of:=[.C79]" office:value-type="float" office:value="4217.201064" calcext:value-type="float">
            <text:p>4,217</text:p>
          </table:table-cell>
          <table:table-cell/>
        </table:table-row>
        <table:table-row table:style-name="ro1" table:number-rows-repeated="28">
          <table:table-cell table:number-columns-repeated="17"/>
        </table:table-row>
        <table:table-row table:style-name="ro1">
          <table:table-cell office:value-type="string" calcext:value-type="string">
            <text:p>[ INFO] [1609255978.452688470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8270.049851" calcext:value-type="float">
            <text:p>38270.04985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5999.269717409]</text:p>
          </table:table-cell>
          <table:table-cell office:value-type="string" calcext:value-type="string">
            <text:p><text:s/>MoveIt FCL (ALL)</text:p>
          </table:table-cell>
          <table:table-cell office:value-type="float" office:value="2401.891535" calcext:value-type="float">
            <text:p>2401.891535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0.170953519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55482.431006" calcext:value-type="float">
            <text:p>55482.43100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2.415696568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22274.649947" calcext:value-type="float">
            <text:p>22274.64994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4.664595436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22233.627886" calcext:value-type="float">
            <text:p>22233.62788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5.638366011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51348.699049" calcext:value-type="float">
            <text:p>51348.69904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08.168405870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9762.819643" calcext:value-type="float">
            <text:p>19762.81964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0.696758910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9776.018319" calcext:value-type="float">
            <text:p>19776.01831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1.009089287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60104.309623" calcext:value-type="float">
            <text:p>160104.3096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2.09437130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46072.638422" calcext:value-type="float">
            <text:p>46072.6384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3.178467368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46122.890286" calcext:value-type="float">
            <text:p>46122.89028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18.584391489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9249.175818" calcext:value-type="float">
            <text:p>9249.17581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4.042337362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9161.020565" calcext:value-type="float">
            <text:p>9161.0205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52268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9145.494554" calcext:value-type="float">
            <text:p>9145.49455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76664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8297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30.797745189]</text:p>
          </table:table-cell>
          <table:table-cell office:value-type="string" calcext:value-type="string">
            <text:p><text:s/>MoveIt FCL (FIRST)</text:p>
          </table:table-cell>
          <table:table-cell office:value-type="float" office:value="38816.887388" calcext:value-type="float">
            <text:p>38816.88738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1.518457538]</text:p>
          </table:table-cell>
          <table:table-cell office:value-type="string" calcext:value-type="string">
            <text:p><text:s/>MoveIt FCL (ALL)</text:p>
          </table:table-cell>
          <table:table-cell office:value-type="float" office:value="2413.054407" calcext:value-type="float">
            <text:p>2413.054407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2.905301602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36054.356092" calcext:value-type="float">
            <text:p>36054.3560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6.364726523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14453.434299" calcext:value-type="float">
            <text:p>14453.4342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59.816658484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14484.811244" calcext:value-type="float">
            <text:p>14484.811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1.275107617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34283.89731" calcext:value-type="float">
            <text:p>34283.897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5.011733376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13381.191296" calcext:value-type="float">
            <text:p>13381.1912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8.759850322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13340.170185" calcext:value-type="float">
            <text:p>13340.17018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69.156262990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126142.082531" calcext:value-type="float">
            <text:p>126142.0825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0.550238145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35869.612667" calcext:value-type="float">
            <text:p>35869.61266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1.939672744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35986.832996" calcext:value-type="float">
            <text:p>35986.83299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77.364158947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9217.524984" calcext:value-type="float">
            <text:p>9217.52498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2.855144125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9105.89992" calcext:value-type="float">
            <text:p>9105.899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348590256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9101.820912" calcext:value-type="float">
            <text:p>9101.8209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34861413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</text:p>
          </table:table-cell>
          <table:table-cell office:value-type="string" calcext:value-type="string">
            <text:p><text:s/>0.2m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 INFO] [1609256088.348621506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88.728147851]</text:p>
          </table:table-cell>
          <table:table-cell office:value-type="string" calcext:value-type="string">
            <text:p><text:s/>BulletDiscreteBVHManager(FIRST)</text:p>
          </table:table-cell>
          <table:table-cell office:value-type="float" office:value="131794.720992" calcext:value-type="float">
            <text:p>131794.72099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06.154054290]</text:p>
          </table:table-cell>
          <table:table-cell office:value-type="string" calcext:value-type="string">
            <text:p><text:s/>BulletDiscreteBVHManager(CLOSEST)</text:p>
          </table:table-cell>
          <table:table-cell office:value-type="float" office:value="2869.297365" calcext:value-type="float">
            <text:p>2869.29736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23.796655261]</text:p>
          </table:table-cell>
          <table:table-cell office:value-type="string" calcext:value-type="string">
            <text:p><text:s/>BulletDiscreteBVHManager(ALL)</text:p>
          </table:table-cell>
          <table:table-cell office:value-type="float" office:value="2834.056145" calcext:value-type="float">
            <text:p>2834.056145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24.394991254]</text:p>
          </table:table-cell>
          <table:table-cell office:value-type="string" calcext:value-type="string">
            <text:p><text:s/>BulletDiscreteSimpleManager(FIRST)</text:p>
          </table:table-cell>
          <table:table-cell office:value-type="float" office:value="83569.625614" calcext:value-type="float">
            <text:p>83569.62561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41.958250224]</text:p>
          </table:table-cell>
          <table:table-cell office:value-type="string" calcext:value-type="string">
            <text:p><text:s/>BulletDiscreteSimpleManager(CLOSEST)</text:p>
          </table:table-cell>
          <table:table-cell office:value-type="float" office:value="2846.857665" calcext:value-type="float">
            <text:p>2846.857665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59.775111210]</text:p>
          </table:table-cell>
          <table:table-cell office:value-type="string" calcext:value-type="string">
            <text:p><text:s/>BulletDiscreteSimpleManager(ALL)</text:p>
          </table:table-cell>
          <table:table-cell office:value-type="float" office:value="2806.337181" calcext:value-type="float">
            <text:p>2806.337181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60.611524548]</text:p>
          </table:table-cell>
          <table:table-cell office:value-type="string" calcext:value-type="string">
            <text:p><text:s/>FCLDiscreteBVHManager(FIRST)</text:p>
          </table:table-cell>
          <table:table-cell office:value-type="float" office:value="59781.786508" calcext:value-type="float">
            <text:p>59781.78650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79.457572977]</text:p>
          </table:table-cell>
          <table:table-cell office:value-type="string" calcext:value-type="string">
            <text:p><text:s/>FCLDiscreteBVHManager(CLOSEST)</text:p>
          </table:table-cell>
          <table:table-cell office:value-type="float" office:value="2653.083611" calcext:value-type="float">
            <text:p>2653.083611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198.563859017]</text:p>
          </table:table-cell>
          <table:table-cell office:value-type="string" calcext:value-type="string">
            <text:p><text:s/>FCLDiscreteBVHManager(ALL)</text:p>
          </table:table-cell>
          <table:table-cell office:value-type="float" office:value="2616.948844" calcext:value-type="float">
            <text:p>2616.948844</text:p>
          </table:table-cell>
          <table:table-cell office:value-type="float" office:value="50000" calcext:value-type="float">
            <text:p>50000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09.584578925]</text:p>
          </table:table-cell>
          <table:table-cell office:value-type="string" calcext:value-type="string">
            <text:p><text:s/>PhysxDiscreteManager(FIRST)</text:p>
          </table:table-cell>
          <table:table-cell office:value-type="float" office:value="4536.926038" calcext:value-type="float">
            <text:p>4536.92603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21.264621833]</text:p>
          </table:table-cell>
          <table:table-cell office:value-type="string" calcext:value-type="string">
            <text:p><text:s/>PhysxDiscreteManager(CLOSEST)</text:p>
          </table:table-cell>
          <table:table-cell office:value-type="float" office:value="4280.821238" calcext:value-type="float">
            <text:p>4280.821238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233.120866859]</text:p>
          </table:table-cell>
          <table:table-cell office:value-type="string" calcext:value-type="string">
            <text:p><text:s/>PhysxDiscreteManager(ALL)</text:p>
          </table:table-cell>
          <table:table-cell office:value-type="float" office:value="4217.201064" calcext:value-type="float">
            <text:p>4217.201064</text:p>
          </table:table-cell>
          <table:table-cell office:value-type="float" office:value="50000" calcext:value-type="float">
            <text:p>50000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</table:table>
      <table:table table:name="CONVEX_MESH_09_2025" table:style-name="ta1">
        <table:shapes>
          <draw:frame draw:z-index="0" draw:style-name="gr1" draw:text-style-name="P1" svg:width="6.2449in" svg:height="3.5031in" svg:x="0.0969in" svg:y="1.6004in">
            <draw:object draw:notify-on-update-of-ranges="CONVEX_MESH_09_2025.B2:CONVEX_MESH_09_2025.D2 CONVEX_MESH_09_2025.A3:CONVEX_MESH_09_2025.A3 CONVEX_MESH_09_2025.B3:CONVEX_MESH_09_2025.D3 CONVEX_MESH_09_2025.A4:CONVEX_MESH_09_2025.A4 CONVEX_MESH_09_2025.B4:CONVEX_MESH_09_2025.D4 CONVEX_MESH_09_2025.A5:CONVEX_MESH_09_2025.A5 CONVEX_MESH_09_2025.B5:CONVEX_MESH_09_2025.D5 CONVEX_MESH_09_2025.A6:CONVEX_MESH_09_2025.A6 CONVEX_MESH_09_2025.B6:CONVEX_MESH_09_2025.D6 CONVEX_MESH_09_2025.A7:CONVEX_MESH_09_2025.A7 CONVEX_MESH_09_2025.B7:CONVEX_MESH_09_2025.D7 CONVEX_MESH_09_2025.A8:CONVEX_MESH_09_2025.A8 CONVEX_MESH_09_2025.B8:CONVEX_MESH_09_2025.D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8.2941in" svg:y="1.7335in">
            <draw:object draw:notify-on-update-of-ranges="CONVEX_MESH_09_2025.H2:CONVEX_MESH_09_2025.J2 CONVEX_MESH_09_2025.G3:CONVEX_MESH_09_2025.G3 CONVEX_MESH_09_2025.H3:CONVEX_MESH_09_2025.J3 CONVEX_MESH_09_2025.G4:CONVEX_MESH_09_2025.G4 CONVEX_MESH_09_2025.H4:CONVEX_MESH_09_2025.J4 CONVEX_MESH_09_2025.G5:CONVEX_MESH_09_2025.G5 CONVEX_MESH_09_2025.H5:CONVEX_MESH_09_2025.J5 CONVEX_MESH_09_2025.G6:CONVEX_MESH_09_2025.G6 CONVEX_MESH_09_2025.H6:CONVEX_MESH_09_2025.J6 CONVEX_MESH_09_2025.G7:CONVEX_MESH_09_2025.G7 CONVEX_MESH_09_2025.H7:CONVEX_MESH_09_2025.J7 CONVEX_MESH_09_2025.G8:CONVEX_MESH_09_2025.G8 CONVEX_MESH_09_2025.H8:CONVEX_MESH_09_2025.J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15.5047in" svg:y="1.6083in">
            <draw:object draw:notify-on-update-of-ranges="CONVEX_MESH_09_2025.N2:CONVEX_MESH_09_2025.P2 CONVEX_MESH_09_2025.M3:CONVEX_MESH_09_2025.M3 CONVEX_MESH_09_2025.N3:CONVEX_MESH_09_2025.P3 CONVEX_MESH_09_2025.M4:CONVEX_MESH_09_2025.M4 CONVEX_MESH_09_2025.N4:CONVEX_MESH_09_2025.P4 CONVEX_MESH_09_2025.M5:CONVEX_MESH_09_2025.M5 CONVEX_MESH_09_2025.N5:CONVEX_MESH_09_2025.P5 CONVEX_MESH_09_2025.M6:CONVEX_MESH_09_2025.M6 CONVEX_MESH_09_2025.N6:CONVEX_MESH_09_2025.P6 CONVEX_MESH_09_2025.M7:CONVEX_MESH_09_2025.M7 CONVEX_MESH_09_2025.N7:CONVEX_MESH_09_2025.P7 CONVEX_MESH_09_2025.M8:CONVEX_MESH_09_2025.M8 CONVEX_MESH_09_2025.N8:CONVEX_MESH_09_2025.P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MoveIt Bullet</text:p>
          </table:table-cell>
          <table:table-cell table:style-name="ce3" table:formula="of:=[.C35]" office:value-type="float" office:value="8429.621865" calcext:value-type="float">
            <text:p>8,430</text:p>
          </table:table-cell>
          <table:table-cell table:style-name="ce3" table:formula="of:=[.C53]" office:value-type="float" office:value="8416.452885" calcext:value-type="float">
            <text:p>8,416</text:p>
          </table:table-cell>
          <table:table-cell table:style-name="ce3" table:formula="of:=[.C71]" office:value-type="float" office:value="319.771506" calcext:value-type="float">
            <text:p>320</text:p>
          </table:table-cell>
          <table:table-cell table:style-name="ce1"/>
          <table:table-cell/>
          <table:table-cell office:value-type="string" calcext:value-type="string">
            <text:p><text:s/>MoveIt Bullet</text:p>
          </table:table-cell>
          <table:table-cell table:style-name="ce3" table:formula="of:=[.C36]" office:value-type="float" office:value="3140.810654" calcext:value-type="float">
            <text:p>3,141</text:p>
          </table:table-cell>
          <table:table-cell table:style-name="ce3" table:formula="of:=[.C54]" office:value-type="float" office:value="3145.054911" calcext:value-type="float">
            <text:p>3,145</text:p>
          </table:table-cell>
          <table:table-cell table:style-name="ce3" table:formula="of:=[.C72]" office:value-type="float" office:value="280.747851" calcext:value-type="float">
            <text:p>281</text:p>
          </table:table-cell>
          <table:table-cell table:style-name="ce1"/>
          <table:table-cell/>
          <table:table-cell office:value-type="string" calcext:value-type="string">
            <text:p><text:s/>MoveIt Bullet</text:p>
          </table:table-cell>
          <table:table-cell table:style-name="ce3" table:formula="of:=[.C36]" office:value-type="float" office:value="3140.810654" calcext:value-type="float">
            <text:p>3,141</text:p>
          </table:table-cell>
          <table:table-cell table:style-name="ce3" table:formula="of:=[.C54]" office:value-type="float" office:value="3145.054911" calcext:value-type="float">
            <text:p>3,145</text:p>
          </table:table-cell>
          <table:table-cell table:style-name="ce3" table:formula="of:=[.C72]" office:value-type="float" office:value="280.74785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<text:s/>MoveIt FCL</text:p>
          </table:table-cell>
          <table:table-cell table:style-name="ce3" table:formula="of:=[.C37]" office:value-type="float" office:value="36019.781704" calcext:value-type="float">
            <text:p>36,020</text:p>
          </table:table-cell>
          <table:table-cell table:style-name="ce3" table:formula="of:=[.C55]" office:value-type="float" office:value="35306.257749" calcext:value-type="float">
            <text:p>35,306</text:p>
          </table:table-cell>
          <table:table-cell table:style-name="ce3" table:formula="of:=[.C73]" office:value-type="float" office:value="766.591801" calcext:value-type="float">
            <text:p>767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8]" office:value-type="float" office:value="1554.718592" calcext:value-type="float">
            <text:p>1,555</text:p>
          </table:table-cell>
          <table:table-cell table:style-name="ce3" table:formula="of:=[.C56]" office:value-type="float" office:value="1554.413701" calcext:value-type="float">
            <text:p>1,554</text:p>
          </table:table-cell>
          <table:table-cell table:style-name="ce3" table:formula="of:=[.C74]" office:value-type="float" office:value="455.926534" calcext:value-type="float">
            <text:p>456</text:p>
          </table:table-cell>
          <table:table-cell table:number-columns-repeated="2"/>
          <table:table-cell office:value-type="string" calcext:value-type="string">
            <text:p><text:s/>MoveIt FCL</text:p>
          </table:table-cell>
          <table:table-cell table:style-name="ce3" table:formula="of:=[.C38]" office:value-type="float" office:value="1554.718592" calcext:value-type="float">
            <text:p>1,555</text:p>
          </table:table-cell>
          <table:table-cell table:style-name="ce3" table:formula="of:=[.C56]" office:value-type="float" office:value="1554.413701" calcext:value-type="float">
            <text:p>1,554</text:p>
          </table:table-cell>
          <table:table-cell table:style-name="ce3" table:formula="of:=[.C74]" office:value-type="float" office:value="455.926534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9]" office:value-type="float" office:value="47966.368991" calcext:value-type="float">
            <text:p>47,966</text:p>
          </table:table-cell>
          <table:table-cell table:style-name="ce3" table:formula="of:=[.C57]" office:value-type="float" office:value="30561.532694" calcext:value-type="float">
            <text:p>30,562</text:p>
          </table:table-cell>
          <table:table-cell table:style-name="ce3" table:formula="of:=[.C75]" office:value-type="float" office:value="63145.947364" calcext:value-type="float">
            <text:p>63,146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0]" office:value-type="float" office:value="18951.491911" calcext:value-type="float">
            <text:p>18,951</text:p>
          </table:table-cell>
          <table:table-cell table:style-name="ce3" table:formula="of:=[.C58]" office:value-type="float" office:value="12469.475329" calcext:value-type="float">
            <text:p>12,469</text:p>
          </table:table-cell>
          <table:table-cell table:style-name="ce3" table:formula="of:=[.C76]" office:value-type="float" office:value="2476.264603" calcext:value-type="float">
            <text:p>2,476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41]" office:value-type="float" office:value="18947.805143" calcext:value-type="float">
            <text:p>18,948</text:p>
          </table:table-cell>
          <table:table-cell table:style-name="ce3" table:formula="of:=[.C59]" office:value-type="float" office:value="12469.18764" calcext:value-type="float">
            <text:p>12,469</text:p>
          </table:table-cell>
          <table:table-cell table:style-name="ce3" table:formula="of:=[.C77]" office:value-type="float" office:value="2476.102011" calcext:value-type="float">
            <text:p>2,476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42]" office:value-type="float" office:value="60546.395912" calcext:value-type="float">
            <text:p>60,546</text:p>
          </table:table-cell>
          <table:table-cell table:style-name="ce3" table:formula="of:=[.C60]" office:value-type="float" office:value="35797.703825" calcext:value-type="float">
            <text:p>35,798</text:p>
          </table:table-cell>
          <table:table-cell table:style-name="ce3" table:formula="of:=[.C78]" office:value-type="float" office:value="99222.13025" calcext:value-type="float">
            <text:p>99,222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3]" office:value-type="float" office:value="17779.526961" calcext:value-type="float">
            <text:p>17,780</text:p>
          </table:table-cell>
          <table:table-cell table:style-name="ce3" table:formula="of:=[.C61]" office:value-type="float" office:value="11977.928723" calcext:value-type="float">
            <text:p>11,978</text:p>
          </table:table-cell>
          <table:table-cell table:style-name="ce3" table:formula="of:=[.C79]" office:value-type="float" office:value="2468.238424" calcext:value-type="float">
            <text:p>2,468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44]" office:value-type="float" office:value="17764.942148" calcext:value-type="float">
            <text:p>17,765</text:p>
          </table:table-cell>
          <table:table-cell table:style-name="ce3" table:formula="of:=[.C62]" office:value-type="float" office:value="11979.846847" calcext:value-type="float">
            <text:p>11,980</text:p>
          </table:table-cell>
          <table:table-cell table:style-name="ce3" table:formula="of:=[.C80]" office:value-type="float" office:value="2468.391062" calcext:value-type="float">
            <text:p>2,468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45]" office:value-type="float" office:value="152955.705031" calcext:value-type="float">
            <text:p>152,956</text:p>
          </table:table-cell>
          <table:table-cell table:style-name="ce3" table:formula="of:=[.C63]" office:value-type="float" office:value="130848.031299" calcext:value-type="float">
            <text:p>130,848</text:p>
          </table:table-cell>
          <table:table-cell table:style-name="ce3" table:formula="of:=[.C81]" office:value-type="float" office:value="84383.744149" calcext:value-type="float">
            <text:p>84,384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6]" office:value-type="float" office:value="54986.633541" calcext:value-type="float">
            <text:p>54,987</text:p>
          </table:table-cell>
          <table:table-cell table:style-name="ce3" table:formula="of:=[.C64]" office:value-type="float" office:value="45791.326969" calcext:value-type="float">
            <text:p>45,791</text:p>
          </table:table-cell>
          <table:table-cell table:style-name="ce3" table:formula="of:=[.C82]" office:value-type="float" office:value="2585.278174" calcext:value-type="float">
            <text:p>2,585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7]" office:value-type="float" office:value="54944.702152" calcext:value-type="float">
            <text:p>54,945</text:p>
          </table:table-cell>
          <table:table-cell table:style-name="ce3" table:formula="of:=[.C65]" office:value-type="float" office:value="45708.353971" calcext:value-type="float">
            <text:p>45,708</text:p>
          </table:table-cell>
          <table:table-cell table:style-name="ce3" table:formula="of:=[.C83]" office:value-type="float" office:value="2596.112301" calcext:value-type="float">
            <text:p>2,596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8]" office:value-type="float" office:value="0" calcext:value-type="float">
            <text:p>0</text:p>
          </table:table-cell>
          <table:table-cell table:style-name="ce3" table:formula="of:=[.C66]" office:value-type="float" office:value="0" calcext:value-type="float">
            <text:p>0</text:p>
          </table:table-cell>
          <table:table-cell table:style-name="ce3" table:formula="of:=[.C8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9]" office:value-type="float" office:value="0" calcext:value-type="float">
            <text:p>0</text:p>
          </table:table-cell>
          <table:table-cell table:style-name="ce3" table:formula="of:=[.C67]" office:value-type="float" office:value="0" calcext:value-type="float">
            <text:p>0</text:p>
          </table:table-cell>
          <table:table-cell table:style-name="ce3" table:formula="of:=[.C8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50]" office:value-type="float" office:value="0" calcext:value-type="float">
            <text:p>0</text:p>
          </table:table-cell>
          <table:table-cell table:style-name="ce3" table:formula="of:=[.C68]" office:value-type="float" office:value="0" calcext:value-type="float">
            <text:p>0</text:p>
          </table:table-cell>
          <table:table-cell table:style-name="ce3" table:formula="of:=[.C86]" office:value-type="float" office:value="0" calcext:value-type="float">
            <text:p>0</text:p>
          </table:table-cell>
          <table:table-cell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office:value-type="string" calcext:value-type="string">
            <text:p>Note: Tesseract Bullet is built using Float because that is what MoveIt use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FIRST)</text:p>
          </table:table-cell>
          <table:table-cell office:value-type="float" office:value="8429.621865" calcext:value-type="float">
            <text:p>8429.62186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ALL)</text:p>
          </table:table-cell>
          <table:table-cell office:value-type="float" office:value="3140.810654" calcext:value-type="float">
            <text:p>3140.810654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FIRST)</text:p>
          </table:table-cell>
          <table:table-cell office:value-type="float" office:value="36019.781704" calcext:value-type="float">
            <text:p>36019.78170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ALL)</text:p>
          </table:table-cell>
          <table:table-cell office:value-type="float" office:value="1554.718592" calcext:value-type="float">
            <text:p>1554.718592</text:p>
          </table:table-cell>
          <table:table-cell office:value-type="float" office:value="50000" calcext:value-type="float">
            <text:p>5000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47966.368991" calcext:value-type="float">
            <text:p>47966.36899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18951.491911" calcext:value-type="float">
            <text:p>18951.49191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18947.805143" calcext:value-type="float">
            <text:p>18947.80514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60546.395912" calcext:value-type="float">
            <text:p>60546.39591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17779.526961" calcext:value-type="float">
            <text:p>17779.52696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17764.942148" calcext:value-type="float">
            <text:p>17764.94214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152955.705031" calcext:value-type="float">
            <text:p>152955.70503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54986.633541" calcext:value-type="float">
            <text:p>54986.63354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54944.702152" calcext:value-type="float">
            <text:p>54944.70215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[ INFO] [1609256029.509576664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8297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FIRST)</text:p>
          </table:table-cell>
          <table:table-cell office:value-type="float" office:value="8416.452885" calcext:value-type="float">
            <text:p>8416.45288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ALL)</text:p>
          </table:table-cell>
          <table:table-cell office:value-type="float" office:value="3145.054911" calcext:value-type="float">
            <text:p>3145.054911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FIRST)</text:p>
          </table:table-cell>
          <table:table-cell office:value-type="float" office:value="35306.257749" calcext:value-type="float">
            <text:p>35306.25774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ALL)</text:p>
          </table:table-cell>
          <table:table-cell office:value-type="float" office:value="1554.413701" calcext:value-type="float">
            <text:p>1554.413701</text:p>
          </table:table-cell>
          <table:table-cell office:value-type="float" office:value="50000" calcext:value-type="float">
            <text:p>5000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30561.532694" calcext:value-type="float">
            <text:p>30561.53269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12469.475329" calcext:value-type="float">
            <text:p>12469.47532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12469.18764" calcext:value-type="float">
            <text:p>12469.1876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35797.703825" calcext:value-type="float">
            <text:p>35797.70382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11977.928723" calcext:value-type="float">
            <text:p>11977.92872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11979.846847" calcext:value-type="float">
            <text:p>11979.846847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130848.031299" calcext:value-type="float">
            <text:p>130848.03129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45791.326969" calcext:value-type="float">
            <text:p>45791.32696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45708.353971" calcext:value-type="float">
            <text:p>45708.35397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[ INFO] [1609256088.34861413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</text:p>
          </table:table-cell>
          <table:table-cell office:value-type="string" calcext:value-type="string">
            <text:p><text:s/>0.2m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 INFO] [1609256088.348621506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FIRST)</text:p>
          </table:table-cell>
          <table:table-cell office:value-type="float" office:value="319.771506" calcext:value-type="float">
            <text:p>319.771506</text:p>
          </table:table-cell>
          <table:table-cell office:value-type="float" office:value="50000" calcext:value-type="float">
            <text:p>50000</text:p>
          </table:table-cell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Bullet (ALL)</text:p>
          </table:table-cell>
          <table:table-cell office:value-type="float" office:value="280.747851" calcext:value-type="float">
            <text:p>280.747851</text:p>
          </table:table-cell>
          <table:table-cell office:value-type="float" office:value="50000" calcext:value-type="float">
            <text:p>50000</text:p>
          </table:table-cell>
          <table:table-cell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FIRST)</text:p>
          </table:table-cell>
          <table:table-cell office:value-type="float" office:value="766.591801" calcext:value-type="float">
            <text:p>766.59180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MoveIt FCL (ALL)</text:p>
          </table:table-cell>
          <table:table-cell office:value-type="float" office:value="455.926534" calcext:value-type="float">
            <text:p>455.926534</text:p>
          </table:table-cell>
          <table:table-cell office:value-type="float" office:value="50000" calcext:value-type="float">
            <text:p>5000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63145.947364" calcext:value-type="float">
            <text:p>63145.94736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2476.264603" calcext:value-type="float">
            <text:p>2476.264603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2476.102011" calcext:value-type="float">
            <text:p>2476.102011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99222.13025" calcext:value-type="float">
            <text:p>99222.1302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2468.238424" calcext:value-type="float">
            <text:p>2468.238424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2468.391062" calcext:value-type="float">
            <text:p>2468.391062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84383.744149" calcext:value-type="float">
            <text:p>84383.74414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2585.278174" calcext:value-type="float">
            <text:p>2585.278174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2596.112301" calcext:value-type="float">
            <text:p>2596.112301</text:p>
          </table:table-cell>
          <table:table-cell office:value-type="float" office:value="50000" calcext:value-type="float">
            <text:p>50000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</table:table>
      <table:table table:name="CONVEX_MESH_09_2025_ONLY" table:style-name="ta1">
        <table:shapes>
          <draw:frame draw:z-index="0" draw:style-name="gr1" draw:text-style-name="P1" svg:width="6.2449in" svg:height="3.5031in" svg:x="0.0969in" svg:y="1.6004in">
            <draw:object draw:notify-on-update-of-ranges="CONVEX_MESH_09_2025_ONLY.B2:CONVEX_MESH_09_2025_ONLY.D2 CONVEX_MESH_09_2025_ONLY.A3:CONVEX_MESH_09_2025_ONLY.A3 CONVEX_MESH_09_2025_ONLY.B3:CONVEX_MESH_09_2025_ONLY.D3 CONVEX_MESH_09_2025_ONLY.A4:CONVEX_MESH_09_2025_ONLY.A4 CONVEX_MESH_09_2025_ONLY.B4:CONVEX_MESH_09_2025_ONLY.D4 CONVEX_MESH_09_2025_ONLY.A5:CONVEX_MESH_09_2025_ONLY.A5 CONVEX_MESH_09_2025_ONLY.B5:CONVEX_MESH_09_2025_ONLY.D5 CONVEX_MESH_09_2025_ONLY.A6:CONVEX_MESH_09_2025_ONLY.A6 CONVEX_MESH_09_2025_ONLY.B6:CONVEX_MESH_09_2025_ONLY.D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8.2941in" svg:y="1.7335in">
            <draw:object draw:notify-on-update-of-ranges="CONVEX_MESH_09_2025_ONLY.H2:CONVEX_MESH_09_2025_ONLY.J2 CONVEX_MESH_09_2025_ONLY.G3:CONVEX_MESH_09_2025_ONLY.G3 CONVEX_MESH_09_2025_ONLY.H3:CONVEX_MESH_09_2025_ONLY.J3 CONVEX_MESH_09_2025_ONLY.G4:CONVEX_MESH_09_2025_ONLY.G4 CONVEX_MESH_09_2025_ONLY.H4:CONVEX_MESH_09_2025_ONLY.J4 CONVEX_MESH_09_2025_ONLY.G5:CONVEX_MESH_09_2025_ONLY.G5 CONVEX_MESH_09_2025_ONLY.H5:CONVEX_MESH_09_2025_ONLY.J5 CONVEX_MESH_09_2025_ONLY.G6:CONVEX_MESH_09_2025_ONLY.G6 CONVEX_MESH_09_2025_ONLY.H6:CONVEX_MESH_09_2025_ONLY.J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15.5047in" svg:y="1.6083in">
            <draw:object draw:notify-on-update-of-ranges="CONVEX_MESH_09_2025_ONLY.N2:CONVEX_MESH_09_2025_ONLY.P2 CONVEX_MESH_09_2025_ONLY.M3:CONVEX_MESH_09_2025_ONLY.M3 CONVEX_MESH_09_2025_ONLY.N3:CONVEX_MESH_09_2025_ONLY.P3 CONVEX_MESH_09_2025_ONLY.M4:CONVEX_MESH_09_2025_ONLY.M4 CONVEX_MESH_09_2025_ONLY.N4:CONVEX_MESH_09_2025_ONLY.P4 CONVEX_MESH_09_2025_ONLY.M5:CONVEX_MESH_09_2025_ONLY.M5 CONVEX_MESH_09_2025_ONLY.N5:CONVEX_MESH_09_2025_ONLY.P5 CONVEX_MESH_09_2025_ONLY.M6:CONVEX_MESH_09_2025_ONLY.M6 CONVEX_MESH_09_2025_ONLY.N6:CONVEX_MESH_09_2025_ONLY.P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FIRST </text:p>
          </table:table-cell>
          <table:covered-table-cell table:number-columns-repeated="2" table:style-name="ce2"/>
          <table:table-cell table:number-columns-repeated="3"/>
          <table:table-cell table:style-name="ce2" office:value-type="string" calcext:value-type="string" table:number-columns-spanned="3" table:number-rows-spanned="1">
            <text:p>CLOSEST</text:p>
          </table:table-cell>
          <table:covered-table-cell table:number-columns-repeated="2"/>
          <table:table-cell table:number-columns-repeated="3"/>
          <table:table-cell table:style-name="ce4" office:value-type="string" calcext:value-type="string" table:number-columns-spanned="3" table:number-rows-spanned="1">
            <text:p>ALL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<text:s/>Description</text:p>
          </table:table-cell>
          <table:table-cell table:style-name="ce1" office:value-type="string" calcext:value-type="string">
            <text:p>Contact Only</text:p>
          </table:table-cell>
          <table:table-cell table:style-name="ce1" office:value-type="string" calcext:value-type="string">
            <text:p>Penetration</text:p>
          </table:table-cell>
          <table:table-cell table:style-name="ce1" office:value-type="string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B2]" office:value-type="string" office:string-value="Contact Only" calcext:value-type="string">
            <text:p>Contact Only</text:p>
          </table:table-cell>
          <table:table-cell table:style-name="ce1" table:formula="of:=[.C2]" office:value-type="string" office:string-value="Penetration" calcext:value-type="string">
            <text:p>Penetration</text:p>
          </table:table-cell>
          <table:table-cell table:style-name="ce1" table:formula="of:=[.D2]" office:value-type="string" office:string-value="Distance" calcext:value-type="string">
            <text:p>Distance</text:p>
          </table:table-cell>
          <table:table-cell table:style-name="ce1"/>
          <table:table-cell/>
          <table:table-cell office:value-type="string" calcext:value-type="string">
            <text:p><text:s/>Description</text:p>
          </table:table-cell>
          <table:table-cell table:style-name="ce1" table:formula="of:=[.H2]" office:value-type="string" office:string-value="Contact Only" calcext:value-type="string">
            <text:p>Contact Only</text:p>
          </table:table-cell>
          <table:table-cell table:style-name="ce1" table:formula="of:=[.I2]" office:value-type="string" office:string-value="Penetration" calcext:value-type="string">
            <text:p>Penetration</text:p>
          </table:table-cell>
          <table:table-cell table:style-name="ce1" table:formula="of:=[.J2]" office:value-type="string" office:string-value="Distance" calcext:value-type="string">
            <text:p>Distance</text:p>
          </table:table-cell>
          <table:table-cell/>
        </table:table-row>
        <table:table-row table:style-name="ro1">
          <table:table-cell office:value-type="string" calcext:value-type="string">
            <text:p><text:s/>BulletDiscreteBVHManager</text:p>
          </table:table-cell>
          <table:table-cell table:style-name="ce3" table:formula="of:=[.C33]" office:value-type="float" office:value="30880.603214" calcext:value-type="float">
            <text:p>30,881</text:p>
          </table:table-cell>
          <table:table-cell table:style-name="ce3" table:formula="of:=[.C47]" office:value-type="float" office:value="22173.117783" calcext:value-type="float">
            <text:p>22,173</text:p>
          </table:table-cell>
          <table:table-cell table:style-name="ce3" table:formula="of:=[.C61]" office:value-type="float" office:value="124707.102922" calcext:value-type="float">
            <text:p>124,707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4]" office:value-type="float" office:value="17296.3376" calcext:value-type="float">
            <text:p>17,296</text:p>
          </table:table-cell>
          <table:table-cell table:style-name="ce3" table:formula="of:=[.C48]" office:value-type="float" office:value="11407.508422" calcext:value-type="float">
            <text:p>11,408</text:p>
          </table:table-cell>
          <table:table-cell table:style-name="ce3" table:formula="of:=[.C62]" office:value-type="float" office:value="2218.920479" calcext:value-type="float">
            <text:p>2,219</text:p>
          </table:table-cell>
          <table:table-cell table:number-columns-repeated="2"/>
          <table:table-cell office:value-type="string" calcext:value-type="string">
            <text:p><text:s/>BulletDiscreteBVHManager</text:p>
          </table:table-cell>
          <table:table-cell table:style-name="ce3" table:formula="of:=[.C35]" office:value-type="float" office:value="17314.237784" calcext:value-type="float">
            <text:p>17,314</text:p>
          </table:table-cell>
          <table:table-cell table:style-name="ce3" table:formula="of:=[.C49]" office:value-type="float" office:value="11409.623242" calcext:value-type="float">
            <text:p>11,410</text:p>
          </table:table-cell>
          <table:table-cell table:style-name="ce3" table:formula="of:=[.C63]" office:value-type="float" office:value="2220.81421" calcext:value-type="float">
            <text:p>2,221</text:p>
          </table:table-cell>
          <table:table-cell/>
        </table:table-row>
        <table:table-row table:style-name="ro1">
          <table:table-cell office:value-type="string" calcext:value-type="string">
            <text:p><text:s/>BulletDiscreteSimpleManager</text:p>
          </table:table-cell>
          <table:table-cell table:style-name="ce3" table:formula="of:=[.C36]" office:value-type="float" office:value="58412.811479" calcext:value-type="float">
            <text:p>58,413</text:p>
          </table:table-cell>
          <table:table-cell table:style-name="ce3" table:formula="of:=[.C50]" office:value-type="float" office:value="34215.941716" calcext:value-type="float">
            <text:p>34,216</text:p>
          </table:table-cell>
          <table:table-cell table:style-name="ce3" table:formula="of:=[.C64]" office:value-type="float" office:value="77199.720578" calcext:value-type="float">
            <text:p>77,200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37]" office:value-type="float" office:value="16237.266735" calcext:value-type="float">
            <text:p>16,237</text:p>
          </table:table-cell>
          <table:table-cell table:style-name="ce3" table:formula="of:=[.C51]" office:value-type="float" office:value="10915.076636" calcext:value-type="float">
            <text:p>10,915</text:p>
          </table:table-cell>
          <table:table-cell table:style-name="ce3" table:formula="of:=[.C65]" office:value-type="float" office:value="2211.290752" calcext:value-type="float">
            <text:p>2,211</text:p>
          </table:table-cell>
          <table:table-cell table:number-columns-repeated="2"/>
          <table:table-cell office:value-type="string" calcext:value-type="string">
            <text:p><text:s/>BulletDiscreteSimpleManager</text:p>
          </table:table-cell>
          <table:table-cell table:style-name="ce3" table:formula="of:=[.C38]" office:value-type="float" office:value="16229.661463" calcext:value-type="float">
            <text:p>16,230</text:p>
          </table:table-cell>
          <table:table-cell table:style-name="ce3" table:formula="of:=[.C52]" office:value-type="float" office:value="10911.403207" calcext:value-type="float">
            <text:p>10,911</text:p>
          </table:table-cell>
          <table:table-cell table:style-name="ce3" table:formula="of:=[.C66]" office:value-type="float" office:value="2211.015212" calcext:value-type="float">
            <text:p>2,211</text:p>
          </table:table-cell>
          <table:table-cell/>
        </table:table-row>
        <table:table-row table:style-name="ro1">
          <table:table-cell office:value-type="string" calcext:value-type="string">
            <text:p><text:s/>FCLDiscreteBVHManager</text:p>
          </table:table-cell>
          <table:table-cell table:style-name="ce3" table:formula="of:=[.C39]" office:value-type="float" office:value="127143.552244" calcext:value-type="float">
            <text:p>127,144</text:p>
          </table:table-cell>
          <table:table-cell table:style-name="ce3" table:formula="of:=[.C53]" office:value-type="float" office:value="108931.849814" calcext:value-type="float">
            <text:p>108,932</text:p>
          </table:table-cell>
          <table:table-cell table:style-name="ce3" table:formula="of:=[.C67]" office:value-type="float" office:value="101759.407745" calcext:value-type="float">
            <text:p>101,759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0]" office:value-type="float" office:value="54225.839285" calcext:value-type="float">
            <text:p>54,226</text:p>
          </table:table-cell>
          <table:table-cell table:style-name="ce3" table:formula="of:=[.C54]" office:value-type="float" office:value="46639.5262" calcext:value-type="float">
            <text:p>46,640</text:p>
          </table:table-cell>
          <table:table-cell table:style-name="ce3" table:formula="of:=[.C68]" office:value-type="float" office:value="2481.317411" calcext:value-type="float">
            <text:p>2,481</text:p>
          </table:table-cell>
          <table:table-cell table:number-columns-repeated="2"/>
          <table:table-cell office:value-type="string" calcext:value-type="string">
            <text:p><text:s/>FCLDiscreteBVHManager</text:p>
          </table:table-cell>
          <table:table-cell table:style-name="ce3" table:formula="of:=[.C41]" office:value-type="float" office:value="54218.812129" calcext:value-type="float">
            <text:p>54,219</text:p>
          </table:table-cell>
          <table:table-cell table:style-name="ce3" table:formula="of:=[.C55]" office:value-type="float" office:value="46640.010153" calcext:value-type="float">
            <text:p>46,640</text:p>
          </table:table-cell>
          <table:table-cell table:style-name="ce3" table:formula="of:=[.C69]" office:value-type="float" office:value="2480.888835" calcext:value-type="float">
            <text:p>2,481</text:p>
          </table:table-cell>
          <table:table-cell/>
        </table:table-row>
        <table:table-row table:style-name="ro1">
          <table:table-cell office:value-type="string" calcext:value-type="string">
            <text:p><text:s/>PhysxDiscreteManager</text:p>
          </table:table-cell>
          <table:table-cell table:style-name="ce3" table:formula="of:=[.C42]" office:value-type="float" office:value="0" calcext:value-type="float">
            <text:p>0</text:p>
          </table:table-cell>
          <table:table-cell table:style-name="ce3" table:formula="of:=[.C56]" office:value-type="float" office:value="0" calcext:value-type="float">
            <text:p>0</text:p>
          </table:table-cell>
          <table:table-cell table:style-name="ce3" table:formula="of:=[.C7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3]" office:value-type="float" office:value="0" calcext:value-type="float">
            <text:p>0</text:p>
          </table:table-cell>
          <table:table-cell table:style-name="ce3" table:formula="of:=[.C57]" office:value-type="float" office:value="0" calcext:value-type="float">
            <text:p>0</text:p>
          </table:table-cell>
          <table:table-cell table:style-name="ce3" table:formula="of:=[.C7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PhysxDiscreteManager</text:p>
          </table:table-cell>
          <table:table-cell table:style-name="ce3" table:formula="of:=[.C44]" office:value-type="float" office:value="0" calcext:value-type="float">
            <text:p>0</text:p>
          </table:table-cell>
          <table:table-cell table:style-name="ce3" table:formula="of:=[.C58]" office:value-type="float" office:value="0" calcext:value-type="float">
            <text:p>0</text:p>
          </table:table-cell>
          <table:table-cell table:style-name="ce3" table:formula="of:=[.C72]" office:value-type="float" office:value="0" calcext:value-type="float">
            <text:p>0</text:p>
          </table:table-cell>
          <table:table-cell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office:value-type="string" calcext:value-type="string">
            <text:p>Note: Tesseract built using bullet double precision which is the default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30880.603214" calcext:value-type="float">
            <text:p>30880.60321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17296.3376" calcext:value-type="float">
            <text:p>17296.3376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17314.237784" calcext:value-type="float">
            <text:p>17314.237784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58412.811479" calcext:value-type="float">
            <text:p>58412.811479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16237.266735" calcext:value-type="float">
            <text:p>16237.266735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16229.661463" calcext:value-type="float">
            <text:p>16229.66146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127143.552244" calcext:value-type="float">
            <text:p>127143.55224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54225.839285" calcext:value-type="float">
            <text:p>54225.839285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54218.812129" calcext:value-type="float">
            <text:p>54218.812129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[ INFO] [1609256029.509576664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[ INFO] [1609256029.509582978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22173.117783" calcext:value-type="float">
            <text:p>22173.117783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11407.508422" calcext:value-type="float">
            <text:p>11407.50842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11409.623242" calcext:value-type="float">
            <text:p>11409.62324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34215.941716" calcext:value-type="float">
            <text:p>34215.941716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10915.076636" calcext:value-type="float">
            <text:p>10915.076636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10911.403207" calcext:value-type="float">
            <text:p>10911.403207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108931.849814" calcext:value-type="float">
            <text:p>108931.849814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46639.5262" calcext:value-type="float">
            <text:p>46639.5262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46640.010153" calcext:value-type="float">
            <text:p>46640.010153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[ INFO] [1609256088.348614137]</text:p>
          </table:table-cell>
          <table:table-cell office:value-type="string" calcext:value-type="string">
            <text:p><text:s/>Starting benchmark</text:p>
          </table:table-cell>
          <table:table-cell office:value-type="string" calcext:value-type="string">
            <text:p><text:s/>Robot in cluttered world</text:p>
          </table:table-cell>
          <table:table-cell office:value-type="string" calcext:value-type="string">
            <text:p><text:s/>in collision with world (Distance Enabled</text:p>
          </table:table-cell>
          <table:table-cell office:value-type="string" calcext:value-type="string">
            <text:p><text:s/>0.2m)</text:p>
          </table:table-cell>
          <table:table-cell office:value-type="string" calcext:value-type="string">
            <text:p><text:s/>50 out of 50 states in 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 INFO] [1609256088.348621506]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Checks Per Second</text:p>
          </table:table-cell>
          <table:table-cell office:value-type="string" calcext:value-type="string">
            <text:p><text:s/>Total Num Checks</text:p>
          </table:table-cell>
          <table:table-cell office:value-type="string" calcext:value-type="string">
            <text:p><text:s/>Num Conta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FIRST)</text:p>
          </table:table-cell>
          <table:table-cell office:value-type="float" office:value="124707.102922" calcext:value-type="float">
            <text:p>124707.102922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CLOSEST)</text:p>
          </table:table-cell>
          <table:table-cell office:value-type="float" office:value="2218.920479" calcext:value-type="float">
            <text:p>2218.920479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BVHManager(ALL)</text:p>
          </table:table-cell>
          <table:table-cell office:value-type="float" office:value="2220.81421" calcext:value-type="float">
            <text:p>2220.81421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FIRST)</text:p>
          </table:table-cell>
          <table:table-cell office:value-type="float" office:value="77199.720578" calcext:value-type="float">
            <text:p>77199.720578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CLOSEST)</text:p>
          </table:table-cell>
          <table:table-cell office:value-type="float" office:value="2211.290752" calcext:value-type="float">
            <text:p>2211.290752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BulletDiscreteSimpleManager(ALL)</text:p>
          </table:table-cell>
          <table:table-cell office:value-type="float" office:value="2211.015212" calcext:value-type="float">
            <text:p>2211.015212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FIRST)</text:p>
          </table:table-cell>
          <table:table-cell office:value-type="float" office:value="101759.407745" calcext:value-type="float">
            <text:p>101759.407745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CLOSEST)</text:p>
          </table:table-cell>
          <table:table-cell office:value-type="float" office:value="2481.317411" calcext:value-type="float">
            <text:p>2481.317411</text:p>
          </table:table-cell>
          <table:table-cell office:value-type="float" office:value="50000" calcext:value-type="float">
            <text:p>5000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 text:c="4"/>FCLDiscreteBVHManager(ALL)</text:p>
          </table:table-cell>
          <table:table-cell office:value-type="float" office:value="2480.888835" calcext:value-type="float">
            <text:p>2480.888835</text:p>
          </table:table-cell>
          <table:table-cell office:value-type="float" office:value="50000" calcext:value-type="float">
            <text:p>5000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8T23:48:07.364033094</meta:creation-date>
    <dc:date>2025-09-07T15:52:41.185006512</dc:date>
    <meta:editing-duration>P1DT7H31M32S</meta:editing-duration>
    <meta:editing-cycles>45</meta:editing-cycles>
    <meta:generator>LibreOffice/7.3.7.2$Linux_X86_64 LibreOffice_project/30$Build-2</meta:generator>
    <meta:document-statistic meta:table-count="5" meta:cell-count="1410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154cm" style:legend-expansion="high" chart:style-name="ch3"/>
        <chart:plot-area chart:style-name="ch4" table:cell-range-address="CONVEX_MESH.A2:CONVEX_MESH.D7" chart:data-source-has-labels="both" svg:x="0.317cm" svg:y="1.269cm" svg:width="9.844cm" svg:height="7.453cm">
          <chart:coordinate-region svg:x="1.6cm" svg:y="1.468cm" svg:width="8.561cm" svg:height="6.607cm"/>
          <chart:axis chart:dimension="x" chart:name="primary-x" chart:style-name="ch5" chartooo:axis-type="auto">
            <chartooo:date-scale/>
            <chart:categories table:cell-range-address="CONVEX_MESH.B2:CONVEX_MESH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B3:CONVEX_MESH.D3" chart:label-cell-address="CONVEX_MESH.A3:CONVEX_MESH.A3" chart:class="chart:bar">
            <chart:data-point chart:repeated="3"/>
          </chart:series>
          <chart:series chart:style-name="ch9" chart:values-cell-range-address="CONVEX_MESH.B4:CONVEX_MESH.D4" chart:label-cell-address="CONVEX_MESH.A4:CONVEX_MESH.A4" chart:class="chart:bar">
            <chart:data-point chart:repeated="3"/>
          </chart:series>
          <chart:series chart:style-name="ch10" chart:values-cell-range-address="CONVEX_MESH.B5:CONVEX_MESH.D5" chart:label-cell-address="CONVEX_MESH.A5:CONVEX_MESH.A5" chart:class="chart:bar">
            <chart:data-point chart:repeated="3"/>
          </chart:series>
          <chart:series chart:style-name="ch11" chart:values-cell-range-address="CONVEX_MESH.B6:CONVEX_MESH.D6" chart:label-cell-address="CONVEX_MESH.A6:CONVEX_MESH.A6" chart:class="chart:bar">
            <chart:data-point chart:repeated="3"/>
          </chart:series>
          <chart:series chart:style-name="ch12" chart:values-cell-range-address="CONVEX_MESH.B7:CONVEX_MESH.D7" chart:label-cell-address="CONVEX_MESH.A7:CONVEX_MESH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B2:CONVEX_MESH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A3:CONVEX_MESH.A3</svg:desc>
                </draw:g>
              </table:table-cell>
              <table:table-cell office:value-type="float" office:value="17139.177109">
                <text:p>17139.177109</text:p>
                <draw:g>
                  <svg:desc>CONVEX_MESH.B3:CONVEX_MESH.D3</svg:desc>
                </draw:g>
              </table:table-cell>
              <table:table-cell office:value-type="float" office:value="16864.353184">
                <text:p>16864.353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A4:CONVEX_MESH.A4</svg:desc>
                </draw:g>
              </table:table-cell>
              <table:table-cell office:value-type="float" office:value="22336.881326">
                <text:p>22336.881326</text:p>
                <draw:g>
                  <svg:desc>CONVEX_MESH.B4:CONVEX_MESH.D4</svg:desc>
                </draw:g>
              </table:table-cell>
              <table:table-cell office:value-type="float" office:value="22424.167136">
                <text:p>22424.167136</text:p>
              </table:table-cell>
              <table:table-cell office:value-type="float" office:value="27000.262645">
                <text:p>27000.26264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A5:CONVEX_MESH.A5</svg:desc>
                </draw:g>
              </table:table-cell>
              <table:table-cell office:value-type="float" office:value="26517.596084">
                <text:p>26517.596084</text:p>
                <draw:g>
                  <svg:desc>CONVEX_MESH.B5:CONVEX_MESH.D5</svg:desc>
                </draw:g>
              </table:table-cell>
              <table:table-cell office:value-type="float" office:value="26527.79758">
                <text:p>26527.79758</text:p>
              </table:table-cell>
              <table:table-cell office:value-type="float" office:value="42339.352392">
                <text:p>42339.35239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A6:CONVEX_MESH.A6</svg:desc>
                </draw:g>
              </table:table-cell>
              <table:table-cell office:value-type="float" office:value="28027.014434">
                <text:p>28027.014434</text:p>
                <draw:g>
                  <svg:desc>CONVEX_MESH.B6:CONVEX_MESH.D6</svg:desc>
                </draw:g>
              </table:table-cell>
              <table:table-cell office:value-type="float" office:value="23019.062182">
                <text:p>23019.062182</text:p>
              </table:table-cell>
              <table:table-cell office:value-type="float" office:value="22404.500077">
                <text:p>22404.50007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A7:CONVEX_MESH.A7</svg:desc>
                </draw:g>
              </table:table-cell>
              <table:table-cell office:value-type="float" office:value="6488.478558">
                <text:p>6488.478558</text:p>
                <draw:g>
                  <svg:desc>CONVEX_MESH.B7:CONVEX_MESH.D7</svg:desc>
                </draw:g>
              </table:table-cell>
              <table:table-cell office:value-type="float" office:value="6510.665857">
                <text:p>6510.665857</text:p>
              </table:table-cell>
              <table:table-cell office:value-type="float" office:value="2678.736092">
                <text:p>2678.736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2.905cm" style:legend-expansion="high" chart:style-name="ch3"/>
        <chart:plot-area chart:style-name="ch4" table:cell-range-address="CONVEX_MESH_09_2025.A2:CONVEX_MESH_09_2025.D8" chart:data-source-has-labels="both" svg:x="0.317cm" svg:y="1.269cm" svg:width="9.844cm" svg:height="7.453cm">
          <chart:coordinate-region svg:x="1.785cm" svg:y="1.468cm" svg:width="8.376cm" svg:height="6.607cm"/>
          <chart:axis chart:dimension="x" chart:name="primary-x" chart:style-name="ch5" chartooo:axis-type="auto">
            <chartooo:date-scale/>
            <chart:categories table:cell-range-address="CONVEX_MESH_09_2025.B2:CONVEX_MESH_09_2025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.B3:CONVEX_MESH_09_2025.D3" chart:label-cell-address="CONVEX_MESH_09_2025.A3:CONVEX_MESH_09_2025.A3" chart:class="chart:bar">
            <chart:data-point chart:repeated="3"/>
          </chart:series>
          <chart:series chart:style-name="ch9" chart:values-cell-range-address="CONVEX_MESH_09_2025.B4:CONVEX_MESH_09_2025.D4" chart:label-cell-address="CONVEX_MESH_09_2025.A4:CONVEX_MESH_09_2025.A4" chart:class="chart:bar">
            <chart:data-point chart:repeated="3"/>
          </chart:series>
          <chart:series chart:style-name="ch10" chart:values-cell-range-address="CONVEX_MESH_09_2025.B5:CONVEX_MESH_09_2025.D5" chart:label-cell-address="CONVEX_MESH_09_2025.A5:CONVEX_MESH_09_2025.A5" chart:class="chart:bar">
            <chart:data-point chart:repeated="3"/>
          </chart:series>
          <chart:series chart:style-name="ch11" chart:values-cell-range-address="CONVEX_MESH_09_2025.B6:CONVEX_MESH_09_2025.D6" chart:label-cell-address="CONVEX_MESH_09_2025.A6:CONVEX_MESH_09_2025.A6" chart:class="chart:bar">
            <chart:data-point chart:repeated="3"/>
          </chart:series>
          <chart:series chart:style-name="ch12" chart:values-cell-range-address="CONVEX_MESH_09_2025.B7:CONVEX_MESH_09_2025.D7" chart:label-cell-address="CONVEX_MESH_09_2025.A7:CONVEX_MESH_09_2025.A7" chart:class="chart:bar">
            <chart:data-point chart:repeated="3"/>
          </chart:series>
          <chart:series chart:style-name="ch13" chart:values-cell-range-address="CONVEX_MESH_09_2025.B8:CONVEX_MESH_09_2025.D8" chart:label-cell-address="CONVEX_MESH_09_2025.A8:CONVEX_MESH_09_2025.A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.B2:CONVEX_MESH_09_2025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Bullet</text:p>
                <draw:g>
                  <svg:desc>CONVEX_MESH_09_2025.A3:CONVEX_MESH_09_2025.A3</svg:desc>
                </draw:g>
              </table:table-cell>
              <table:table-cell office:value-type="float" office:value="8429.621865">
                <text:p>8429.621865</text:p>
                <draw:g>
                  <svg:desc>CONVEX_MESH_09_2025.B3:CONVEX_MESH_09_2025.D3</svg:desc>
                </draw:g>
              </table:table-cell>
              <table:table-cell office:value-type="float" office:value="8416.452885">
                <text:p>8416.452885</text:p>
              </table:table-cell>
              <table:table-cell office:value-type="float" office:value="319.771506">
                <text:p>319.771506</text:p>
              </table:table-cell>
            </table:table-row>
            <table:table-row>
              <table:table-cell office:value-type="string">
                <text:p> MoveIt FCL</text:p>
                <draw:g>
                  <svg:desc>CONVEX_MESH_09_2025.A4:CONVEX_MESH_09_2025.A4</svg:desc>
                </draw:g>
              </table:table-cell>
              <table:table-cell office:value-type="float" office:value="36019.781704">
                <text:p>36019.781704</text:p>
                <draw:g>
                  <svg:desc>CONVEX_MESH_09_2025.B4:CONVEX_MESH_09_2025.D4</svg:desc>
                </draw:g>
              </table:table-cell>
              <table:table-cell office:value-type="float" office:value="35306.257749">
                <text:p>35306.257749</text:p>
              </table:table-cell>
              <table:table-cell office:value-type="float" office:value="766.591801">
                <text:p>766.591801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09_2025.A5:CONVEX_MESH_09_2025.A5</svg:desc>
                </draw:g>
              </table:table-cell>
              <table:table-cell office:value-type="float" office:value="47966.368991">
                <text:p>47966.368991</text:p>
                <draw:g>
                  <svg:desc>CONVEX_MESH_09_2025.B5:CONVEX_MESH_09_2025.D5</svg:desc>
                </draw:g>
              </table:table-cell>
              <table:table-cell office:value-type="float" office:value="30561.532694">
                <text:p>30561.532694</text:p>
              </table:table-cell>
              <table:table-cell office:value-type="float" office:value="63145.947364">
                <text:p>63145.947364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.A6:CONVEX_MESH_09_2025.A6</svg:desc>
                </draw:g>
              </table:table-cell>
              <table:table-cell office:value-type="float" office:value="60546.395912">
                <text:p>60546.395912</text:p>
                <draw:g>
                  <svg:desc>CONVEX_MESH_09_2025.B6:CONVEX_MESH_09_2025.D6</svg:desc>
                </draw:g>
              </table:table-cell>
              <table:table-cell office:value-type="float" office:value="35797.703825">
                <text:p>35797.703825</text:p>
              </table:table-cell>
              <table:table-cell office:value-type="float" office:value="99222.13025">
                <text:p>99222.1302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.A7:CONVEX_MESH_09_2025.A7</svg:desc>
                </draw:g>
              </table:table-cell>
              <table:table-cell office:value-type="float" office:value="152955.705031">
                <text:p>152955.705031</text:p>
                <draw:g>
                  <svg:desc>CONVEX_MESH_09_2025.B7:CONVEX_MESH_09_2025.D7</svg:desc>
                </draw:g>
              </table:table-cell>
              <table:table-cell office:value-type="float" office:value="130848.031299">
                <text:p>130848.031299</text:p>
              </table:table-cell>
              <table:table-cell office:value-type="float" office:value="84383.744149">
                <text:p>84383.744149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.A8:CONVEX_MESH_09_2025.A8</svg:desc>
                </draw:g>
              </table:table-cell>
              <table:table-cell office:value-type="float" office:value="0">
                <text:p>0</text:p>
                <draw:g>
                  <svg:desc>CONVEX_MESH_09_2025.B8:CONVEX_MESH_09_2025.D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2.956cm" style:legend-expansion="high" chart:style-name="ch3"/>
        <chart:plot-area chart:style-name="ch4" table:cell-range-address="CONVEX_MESH_09_2025.G2:CONVEX_MESH_09_2025.J8" chart:data-source-has-labels="both" svg:x="0.32cm" svg:y="1.275cm" svg:width="9.975cm" svg:height="7.545cm">
          <chart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09_2025.H2:CONVEX_MESH_09_2025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.H3:CONVEX_MESH_09_2025.J3" chart:label-cell-address="CONVEX_MESH_09_2025.G3:CONVEX_MESH_09_2025.G3" chart:class="chart:bar">
            <chart:data-point chart:repeated="3"/>
          </chart:series>
          <chart:series chart:style-name="ch9" chart:values-cell-range-address="CONVEX_MESH_09_2025.H4:CONVEX_MESH_09_2025.J4" chart:label-cell-address="CONVEX_MESH_09_2025.G4:CONVEX_MESH_09_2025.G4" chart:class="chart:bar">
            <chart:data-point chart:repeated="3"/>
          </chart:series>
          <chart:series chart:style-name="ch10" chart:values-cell-range-address="CONVEX_MESH_09_2025.H5:CONVEX_MESH_09_2025.J5" chart:label-cell-address="CONVEX_MESH_09_2025.G5:CONVEX_MESH_09_2025.G5" chart:class="chart:bar">
            <chart:data-point chart:repeated="3"/>
          </chart:series>
          <chart:series chart:style-name="ch11" chart:values-cell-range-address="CONVEX_MESH_09_2025.H6:CONVEX_MESH_09_2025.J6" chart:label-cell-address="CONVEX_MESH_09_2025.G6:CONVEX_MESH_09_2025.G6" chart:class="chart:bar">
            <chart:data-point chart:repeated="3"/>
          </chart:series>
          <chart:series chart:style-name="ch12" chart:values-cell-range-address="CONVEX_MESH_09_2025.H7:CONVEX_MESH_09_2025.J7" chart:label-cell-address="CONVEX_MESH_09_2025.G7:CONVEX_MESH_09_2025.G7" chart:class="chart:bar">
            <chart:data-point chart:repeated="3"/>
          </chart:series>
          <chart:series chart:style-name="ch13" chart:values-cell-range-address="CONVEX_MESH_09_2025.H8:CONVEX_MESH_09_2025.J8" chart:label-cell-address="CONVEX_MESH_09_2025.G8:CONVEX_MESH_09_2025.G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.H2:CONVEX_MESH_09_2025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Bullet</text:p>
                <draw:g>
                  <svg:desc>CONVEX_MESH_09_2025.G3:CONVEX_MESH_09_2025.G3</svg:desc>
                </draw:g>
              </table:table-cell>
              <table:table-cell office:value-type="float" office:value="3140.810654">
                <text:p>3140.810654</text:p>
                <draw:g>
                  <svg:desc>CONVEX_MESH_09_2025.H3:CONVEX_MESH_09_2025.J3</svg:desc>
                </draw:g>
              </table:table-cell>
              <table:table-cell office:value-type="float" office:value="3145.054911">
                <text:p>3145.054911</text:p>
              </table:table-cell>
              <table:table-cell office:value-type="float" office:value="280.747851">
                <text:p>280.747851</text:p>
              </table:table-cell>
            </table:table-row>
            <table:table-row>
              <table:table-cell office:value-type="string">
                <text:p> MoveIt FCL</text:p>
                <draw:g>
                  <svg:desc>CONVEX_MESH_09_2025.G4:CONVEX_MESH_09_2025.G4</svg:desc>
                </draw:g>
              </table:table-cell>
              <table:table-cell office:value-type="float" office:value="1554.718592">
                <text:p>1554.718592</text:p>
                <draw:g>
                  <svg:desc>CONVEX_MESH_09_2025.H4:CONVEX_MESH_09_2025.J4</svg:desc>
                </draw:g>
              </table:table-cell>
              <table:table-cell office:value-type="float" office:value="1554.413701">
                <text:p>1554.413701</text:p>
              </table:table-cell>
              <table:table-cell office:value-type="float" office:value="455.926534">
                <text:p>455.926534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09_2025.G5:CONVEX_MESH_09_2025.G5</svg:desc>
                </draw:g>
              </table:table-cell>
              <table:table-cell office:value-type="float" office:value="18951.491911">
                <text:p>18951.491911</text:p>
                <draw:g>
                  <svg:desc>CONVEX_MESH_09_2025.H5:CONVEX_MESH_09_2025.J5</svg:desc>
                </draw:g>
              </table:table-cell>
              <table:table-cell office:value-type="float" office:value="12469.475329">
                <text:p>12469.475329</text:p>
              </table:table-cell>
              <table:table-cell office:value-type="float" office:value="2476.264603">
                <text:p>2476.264603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.G6:CONVEX_MESH_09_2025.G6</svg:desc>
                </draw:g>
              </table:table-cell>
              <table:table-cell office:value-type="float" office:value="17779.526961">
                <text:p>17779.526961</text:p>
                <draw:g>
                  <svg:desc>CONVEX_MESH_09_2025.H6:CONVEX_MESH_09_2025.J6</svg:desc>
                </draw:g>
              </table:table-cell>
              <table:table-cell office:value-type="float" office:value="11977.928723">
                <text:p>11977.928723</text:p>
              </table:table-cell>
              <table:table-cell office:value-type="float" office:value="2468.238424">
                <text:p>2468.238424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.G7:CONVEX_MESH_09_2025.G7</svg:desc>
                </draw:g>
              </table:table-cell>
              <table:table-cell office:value-type="float" office:value="54986.633541">
                <text:p>54986.633541</text:p>
                <draw:g>
                  <svg:desc>CONVEX_MESH_09_2025.H7:CONVEX_MESH_09_2025.J7</svg:desc>
                </draw:g>
              </table:table-cell>
              <table:table-cell office:value-type="float" office:value="45791.326969">
                <text:p>45791.326969</text:p>
              </table:table-cell>
              <table:table-cell office:value-type="float" office:value="2585.278174">
                <text:p>2585.278174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.G8:CONVEX_MESH_09_2025.G8</svg:desc>
                </draw:g>
              </table:table-cell>
              <table:table-cell office:value-type="float" office:value="0">
                <text:p>0</text:p>
                <draw:g>
                  <svg:desc>CONVEX_MESH_09_2025.H8:CONVEX_MESH_09_2025.J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2.956cm" style:legend-expansion="high" chart:style-name="ch3"/>
        <chart:plot-area chart:style-name="ch4" table:cell-range-address="CONVEX_MESH_09_2025.M2:CONVEX_MESH_09_2025.P8" chart:data-source-has-labels="both" svg:x="0.32cm" svg:y="1.275cm" svg:width="9.975cm" svg:height="7.545cm">
          <chart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09_2025.N2:CONVEX_MESH_09_2025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.N3:CONVEX_MESH_09_2025.P3" chart:label-cell-address="CONVEX_MESH_09_2025.M3:CONVEX_MESH_09_2025.M3" chart:class="chart:bar">
            <chart:data-point chart:repeated="3"/>
          </chart:series>
          <chart:series chart:style-name="ch9" chart:values-cell-range-address="CONVEX_MESH_09_2025.N4:CONVEX_MESH_09_2025.P4" chart:label-cell-address="CONVEX_MESH_09_2025.M4:CONVEX_MESH_09_2025.M4" chart:class="chart:bar">
            <chart:data-point chart:repeated="3"/>
          </chart:series>
          <chart:series chart:style-name="ch10" chart:values-cell-range-address="CONVEX_MESH_09_2025.N5:CONVEX_MESH_09_2025.P5" chart:label-cell-address="CONVEX_MESH_09_2025.M5:CONVEX_MESH_09_2025.M5" chart:class="chart:bar">
            <chart:data-point chart:repeated="3"/>
          </chart:series>
          <chart:series chart:style-name="ch11" chart:values-cell-range-address="CONVEX_MESH_09_2025.N6:CONVEX_MESH_09_2025.P6" chart:label-cell-address="CONVEX_MESH_09_2025.M6:CONVEX_MESH_09_2025.M6" chart:class="chart:bar">
            <chart:data-point chart:repeated="3"/>
          </chart:series>
          <chart:series chart:style-name="ch12" chart:values-cell-range-address="CONVEX_MESH_09_2025.N7:CONVEX_MESH_09_2025.P7" chart:label-cell-address="CONVEX_MESH_09_2025.M7:CONVEX_MESH_09_2025.M7" chart:class="chart:bar">
            <chart:data-point chart:repeated="3"/>
          </chart:series>
          <chart:series chart:style-name="ch13" chart:values-cell-range-address="CONVEX_MESH_09_2025.N8:CONVEX_MESH_09_2025.P8" chart:label-cell-address="CONVEX_MESH_09_2025.M8:CONVEX_MESH_09_2025.M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.N2:CONVEX_MESH_09_2025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Bullet</text:p>
                <draw:g>
                  <svg:desc>CONVEX_MESH_09_2025.M3:CONVEX_MESH_09_2025.M3</svg:desc>
                </draw:g>
              </table:table-cell>
              <table:table-cell office:value-type="float" office:value="3140.810654">
                <text:p>3140.810654</text:p>
                <draw:g>
                  <svg:desc>CONVEX_MESH_09_2025.N3:CONVEX_MESH_09_2025.P3</svg:desc>
                </draw:g>
              </table:table-cell>
              <table:table-cell office:value-type="float" office:value="3145.054911">
                <text:p>3145.054911</text:p>
              </table:table-cell>
              <table:table-cell office:value-type="float" office:value="280.747851">
                <text:p>280.747851</text:p>
              </table:table-cell>
            </table:table-row>
            <table:table-row>
              <table:table-cell office:value-type="string">
                <text:p> MoveIt FCL</text:p>
                <draw:g>
                  <svg:desc>CONVEX_MESH_09_2025.M4:CONVEX_MESH_09_2025.M4</svg:desc>
                </draw:g>
              </table:table-cell>
              <table:table-cell office:value-type="float" office:value="1554.718592">
                <text:p>1554.718592</text:p>
                <draw:g>
                  <svg:desc>CONVEX_MESH_09_2025.N4:CONVEX_MESH_09_2025.P4</svg:desc>
                </draw:g>
              </table:table-cell>
              <table:table-cell office:value-type="float" office:value="1554.413701">
                <text:p>1554.413701</text:p>
              </table:table-cell>
              <table:table-cell office:value-type="float" office:value="455.926534">
                <text:p>455.926534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09_2025.M5:CONVEX_MESH_09_2025.M5</svg:desc>
                </draw:g>
              </table:table-cell>
              <table:table-cell office:value-type="float" office:value="18947.805143">
                <text:p>18947.805143</text:p>
                <draw:g>
                  <svg:desc>CONVEX_MESH_09_2025.N5:CONVEX_MESH_09_2025.P5</svg:desc>
                </draw:g>
              </table:table-cell>
              <table:table-cell office:value-type="float" office:value="12469.18764">
                <text:p>12469.18764</text:p>
              </table:table-cell>
              <table:table-cell office:value-type="float" office:value="2476.102011">
                <text:p>2476.10201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.M6:CONVEX_MESH_09_2025.M6</svg:desc>
                </draw:g>
              </table:table-cell>
              <table:table-cell office:value-type="float" office:value="17764.942148">
                <text:p>17764.942148</text:p>
                <draw:g>
                  <svg:desc>CONVEX_MESH_09_2025.N6:CONVEX_MESH_09_2025.P6</svg:desc>
                </draw:g>
              </table:table-cell>
              <table:table-cell office:value-type="float" office:value="11979.846847">
                <text:p>11979.846847</text:p>
              </table:table-cell>
              <table:table-cell office:value-type="float" office:value="2468.391062">
                <text:p>2468.39106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.M7:CONVEX_MESH_09_2025.M7</svg:desc>
                </draw:g>
              </table:table-cell>
              <table:table-cell office:value-type="float" office:value="54944.702152">
                <text:p>54944.702152</text:p>
                <draw:g>
                  <svg:desc>CONVEX_MESH_09_2025.N7:CONVEX_MESH_09_2025.P7</svg:desc>
                </draw:g>
              </table:table-cell>
              <table:table-cell office:value-type="float" office:value="45708.353971">
                <text:p>45708.353971</text:p>
              </table:table-cell>
              <table:table-cell office:value-type="float" office:value="2596.112301">
                <text:p>2596.112301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.M8:CONVEX_MESH_09_2025.M8</svg:desc>
                </draw:g>
              </table:table-cell>
              <table:table-cell office:value-type="float" office:value="0">
                <text:p>0</text:p>
                <draw:g>
                  <svg:desc>CONVEX_MESH_09_2025.N8:CONVEX_MESH_09_2025.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403cm" style:legend-expansion="high" chart:style-name="ch3"/>
        <chart:plot-area chart:style-name="ch4" table:cell-range-address="CONVEX_MESH_09_2025_ONLY.A2:CONVEX_MESH_09_2025_ONLY.D6" chart:data-source-has-labels="both" svg:x="0.317cm" svg:y="1.269cm" svg:width="9.844cm" svg:height="7.453cm">
          <chart:coordinate-region svg:x="1.785cm" svg:y="1.468cm" svg:width="8.376cm" svg:height="6.607cm"/>
          <chart:axis chart:dimension="x" chart:name="primary-x" chart:style-name="ch5" chartooo:axis-type="auto">
            <chartooo:date-scale/>
            <chart:categories table:cell-range-address="CONVEX_MESH_09_2025_ONLY.B2:CONVEX_MESH_09_2025_ONLY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_ONLY.B3:CONVEX_MESH_09_2025_ONLY.D3" chart:label-cell-address="CONVEX_MESH_09_2025_ONLY.A3:CONVEX_MESH_09_2025_ONLY.A3" chart:class="chart:bar">
            <chart:data-point chart:repeated="3"/>
          </chart:series>
          <chart:series chart:style-name="ch9" chart:values-cell-range-address="CONVEX_MESH_09_2025_ONLY.B4:CONVEX_MESH_09_2025_ONLY.D4" chart:label-cell-address="CONVEX_MESH_09_2025_ONLY.A4:CONVEX_MESH_09_2025_ONLY.A4" chart:class="chart:bar">
            <chart:data-point chart:repeated="3"/>
          </chart:series>
          <chart:series chart:style-name="ch10" chart:values-cell-range-address="CONVEX_MESH_09_2025_ONLY.B5:CONVEX_MESH_09_2025_ONLY.D5" chart:label-cell-address="CONVEX_MESH_09_2025_ONLY.A5:CONVEX_MESH_09_2025_ONLY.A5" chart:class="chart:bar">
            <chart:data-point chart:repeated="3"/>
          </chart:series>
          <chart:series chart:style-name="ch11" chart:values-cell-range-address="CONVEX_MESH_09_2025_ONLY.B6:CONVEX_MESH_09_2025_ONLY.D6" chart:label-cell-address="CONVEX_MESH_09_2025_ONLY.A6:CONVEX_MESH_09_2025_ONLY.A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_ONLY.B2:CONVEX_MESH_09_2025_ONLY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BulletDiscreteBVHManager</text:p>
                <draw:g>
                  <svg:desc>CONVEX_MESH_09_2025_ONLY.A3:CONVEX_MESH_09_2025_ONLY.A3</svg:desc>
                </draw:g>
              </table:table-cell>
              <table:table-cell office:value-type="float" office:value="30880.603214">
                <text:p>30880.603214</text:p>
                <draw:g>
                  <svg:desc>CONVEX_MESH_09_2025_ONLY.B3:CONVEX_MESH_09_2025_ONLY.D3</svg:desc>
                </draw:g>
              </table:table-cell>
              <table:table-cell office:value-type="float" office:value="22173.117783">
                <text:p>22173.117783</text:p>
              </table:table-cell>
              <table:table-cell office:value-type="float" office:value="124707.102922">
                <text:p>124707.10292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_ONLY.A4:CONVEX_MESH_09_2025_ONLY.A4</svg:desc>
                </draw:g>
              </table:table-cell>
              <table:table-cell office:value-type="float" office:value="58412.811479">
                <text:p>58412.811479</text:p>
                <draw:g>
                  <svg:desc>CONVEX_MESH_09_2025_ONLY.B4:CONVEX_MESH_09_2025_ONLY.D4</svg:desc>
                </draw:g>
              </table:table-cell>
              <table:table-cell office:value-type="float" office:value="34215.941716">
                <text:p>34215.941716</text:p>
              </table:table-cell>
              <table:table-cell office:value-type="float" office:value="77199.720578">
                <text:p>77199.720578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_ONLY.A5:CONVEX_MESH_09_2025_ONLY.A5</svg:desc>
                </draw:g>
              </table:table-cell>
              <table:table-cell office:value-type="float" office:value="127143.552244">
                <text:p>127143.552244</text:p>
                <draw:g>
                  <svg:desc>CONVEX_MESH_09_2025_ONLY.B5:CONVEX_MESH_09_2025_ONLY.D5</svg:desc>
                </draw:g>
              </table:table-cell>
              <table:table-cell office:value-type="float" office:value="108931.849814">
                <text:p>108931.849814</text:p>
              </table:table-cell>
              <table:table-cell office:value-type="float" office:value="101759.407745">
                <text:p>101759.40774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_ONLY.A6:CONVEX_MESH_09_2025_ONLY.A6</svg:desc>
                </draw:g>
              </table:table-cell>
              <table:table-cell office:value-type="float" office:value="0">
                <text:p>0</text:p>
                <draw:g>
                  <svg:desc>CONVEX_MESH_09_2025_ONLY.B6:CONVEX_MESH_09_2025_ONLY.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454cm" style:legend-expansion="high" chart:style-name="ch3"/>
        <chart:plot-area chart:style-name="ch4" table:cell-range-address="CONVEX_MESH_09_2025_ONLY.G2:CONVEX_MESH_09_2025_ONLY.J6" chart:data-source-has-labels="both" svg:x="0.32cm" svg:y="1.275cm" svg:width="9.975cm" svg:height="7.545cm">
          <chart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09_2025_ONLY.H2:CONVEX_MESH_09_2025_ONLY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_ONLY.H3:CONVEX_MESH_09_2025_ONLY.J3" chart:label-cell-address="CONVEX_MESH_09_2025_ONLY.G3:CONVEX_MESH_09_2025_ONLY.G3" chart:class="chart:bar">
            <chart:data-point chart:repeated="3"/>
          </chart:series>
          <chart:series chart:style-name="ch9" chart:values-cell-range-address="CONVEX_MESH_09_2025_ONLY.H4:CONVEX_MESH_09_2025_ONLY.J4" chart:label-cell-address="CONVEX_MESH_09_2025_ONLY.G4:CONVEX_MESH_09_2025_ONLY.G4" chart:class="chart:bar">
            <chart:data-point chart:repeated="3"/>
          </chart:series>
          <chart:series chart:style-name="ch10" chart:values-cell-range-address="CONVEX_MESH_09_2025_ONLY.H5:CONVEX_MESH_09_2025_ONLY.J5" chart:label-cell-address="CONVEX_MESH_09_2025_ONLY.G5:CONVEX_MESH_09_2025_ONLY.G5" chart:class="chart:bar">
            <chart:data-point chart:repeated="3"/>
          </chart:series>
          <chart:series chart:style-name="ch11" chart:values-cell-range-address="CONVEX_MESH_09_2025_ONLY.H6:CONVEX_MESH_09_2025_ONLY.J6" chart:label-cell-address="CONVEX_MESH_09_2025_ONLY.G6:CONVEX_MESH_09_2025_ONLY.G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_ONLY.H2:CONVEX_MESH_09_2025_ONLY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BulletDiscreteBVHManager</text:p>
                <draw:g>
                  <svg:desc>CONVEX_MESH_09_2025_ONLY.G3:CONVEX_MESH_09_2025_ONLY.G3</svg:desc>
                </draw:g>
              </table:table-cell>
              <table:table-cell office:value-type="float" office:value="17296.3376">
                <text:p>17296.3376</text:p>
                <draw:g>
                  <svg:desc>CONVEX_MESH_09_2025_ONLY.H3:CONVEX_MESH_09_2025_ONLY.J3</svg:desc>
                </draw:g>
              </table:table-cell>
              <table:table-cell office:value-type="float" office:value="11407.508422">
                <text:p>11407.508422</text:p>
              </table:table-cell>
              <table:table-cell office:value-type="float" office:value="2218.920479">
                <text:p>2218.920479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_ONLY.G4:CONVEX_MESH_09_2025_ONLY.G4</svg:desc>
                </draw:g>
              </table:table-cell>
              <table:table-cell office:value-type="float" office:value="16237.266735">
                <text:p>16237.266735</text:p>
                <draw:g>
                  <svg:desc>CONVEX_MESH_09_2025_ONLY.H4:CONVEX_MESH_09_2025_ONLY.J4</svg:desc>
                </draw:g>
              </table:table-cell>
              <table:table-cell office:value-type="float" office:value="10915.076636">
                <text:p>10915.076636</text:p>
              </table:table-cell>
              <table:table-cell office:value-type="float" office:value="2211.290752">
                <text:p>2211.29075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_ONLY.G5:CONVEX_MESH_09_2025_ONLY.G5</svg:desc>
                </draw:g>
              </table:table-cell>
              <table:table-cell office:value-type="float" office:value="54225.839285">
                <text:p>54225.839285</text:p>
                <draw:g>
                  <svg:desc>CONVEX_MESH_09_2025_ONLY.H5:CONVEX_MESH_09_2025_ONLY.J5</svg:desc>
                </draw:g>
              </table:table-cell>
              <table:table-cell office:value-type="float" office:value="46639.5262">
                <text:p>46639.5262</text:p>
              </table:table-cell>
              <table:table-cell office:value-type="float" office:value="2481.317411">
                <text:p>2481.317411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_ONLY.G6:CONVEX_MESH_09_2025_ONLY.G6</svg:desc>
                </draw:g>
              </table:table-cell>
              <table:table-cell office:value-type="float" office:value="0">
                <text:p>0</text:p>
                <draw:g>
                  <svg:desc>CONVEX_MESH_09_2025_ONLY.H6:CONVEX_MESH_09_2025_ONLY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454cm" style:legend-expansion="high" chart:style-name="ch3"/>
        <chart:plot-area chart:style-name="ch4" table:cell-range-address="CONVEX_MESH_09_2025_ONLY.M2:CONVEX_MESH_09_2025_ONLY.P6" chart:data-source-has-labels="both" svg:x="0.32cm" svg:y="1.275cm" svg:width="9.975cm" svg:height="7.545cm">
          <chart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09_2025_ONLY.N2:CONVEX_MESH_09_2025_ONLY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09_2025_ONLY.N3:CONVEX_MESH_09_2025_ONLY.P3" chart:label-cell-address="CONVEX_MESH_09_2025_ONLY.M3:CONVEX_MESH_09_2025_ONLY.M3" chart:class="chart:bar">
            <chart:data-point chart:repeated="3"/>
          </chart:series>
          <chart:series chart:style-name="ch9" chart:values-cell-range-address="CONVEX_MESH_09_2025_ONLY.N4:CONVEX_MESH_09_2025_ONLY.P4" chart:label-cell-address="CONVEX_MESH_09_2025_ONLY.M4:CONVEX_MESH_09_2025_ONLY.M4" chart:class="chart:bar">
            <chart:data-point chart:repeated="3"/>
          </chart:series>
          <chart:series chart:style-name="ch10" chart:values-cell-range-address="CONVEX_MESH_09_2025_ONLY.N5:CONVEX_MESH_09_2025_ONLY.P5" chart:label-cell-address="CONVEX_MESH_09_2025_ONLY.M5:CONVEX_MESH_09_2025_ONLY.M5" chart:class="chart:bar">
            <chart:data-point chart:repeated="3"/>
          </chart:series>
          <chart:series chart:style-name="ch11" chart:values-cell-range-address="CONVEX_MESH_09_2025_ONLY.N6:CONVEX_MESH_09_2025_ONLY.P6" chart:label-cell-address="CONVEX_MESH_09_2025_ONLY.M6:CONVEX_MESH_09_2025_ONLY.M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09_2025_ONLY.N2:CONVEX_MESH_09_2025_ONLY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BulletDiscreteBVHManager</text:p>
                <draw:g>
                  <svg:desc>CONVEX_MESH_09_2025_ONLY.M3:CONVEX_MESH_09_2025_ONLY.M3</svg:desc>
                </draw:g>
              </table:table-cell>
              <table:table-cell office:value-type="float" office:value="17314.237784">
                <text:p>17314.237784</text:p>
                <draw:g>
                  <svg:desc>CONVEX_MESH_09_2025_ONLY.N3:CONVEX_MESH_09_2025_ONLY.P3</svg:desc>
                </draw:g>
              </table:table-cell>
              <table:table-cell office:value-type="float" office:value="11409.623242">
                <text:p>11409.623242</text:p>
              </table:table-cell>
              <table:table-cell office:value-type="float" office:value="2220.81421">
                <text:p>2220.81421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09_2025_ONLY.M4:CONVEX_MESH_09_2025_ONLY.M4</svg:desc>
                </draw:g>
              </table:table-cell>
              <table:table-cell office:value-type="float" office:value="16229.661463">
                <text:p>16229.661463</text:p>
                <draw:g>
                  <svg:desc>CONVEX_MESH_09_2025_ONLY.N4:CONVEX_MESH_09_2025_ONLY.P4</svg:desc>
                </draw:g>
              </table:table-cell>
              <table:table-cell office:value-type="float" office:value="10911.403207">
                <text:p>10911.403207</text:p>
              </table:table-cell>
              <table:table-cell office:value-type="float" office:value="2211.015212">
                <text:p>2211.01521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09_2025_ONLY.M5:CONVEX_MESH_09_2025_ONLY.M5</svg:desc>
                </draw:g>
              </table:table-cell>
              <table:table-cell office:value-type="float" office:value="54218.812129">
                <text:p>54218.812129</text:p>
                <draw:g>
                  <svg:desc>CONVEX_MESH_09_2025_ONLY.N5:CONVEX_MESH_09_2025_ONLY.P5</svg:desc>
                </draw:g>
              </table:table-cell>
              <table:table-cell office:value-type="float" office:value="46640.010153">
                <text:p>46640.010153</text:p>
              </table:table-cell>
              <table:table-cell office:value-type="float" office:value="2480.888835">
                <text:p>2480.88883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09_2025_ONLY.M6:CONVEX_MESH_09_2025_ONLY.M6</svg:desc>
                </draw:g>
              </table:table-cell>
              <table:table-cell office:value-type="float" office:value="0">
                <text:p>0</text:p>
                <draw:g>
                  <svg:desc>CONVEX_MESH_09_2025_ONLY.N6:CONVEX_MESH_09_2025_ONLY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.G2:CONVEX_MESH.J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.H2:CONVEX_MESH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H3:CONVEX_MESH.J3" chart:label-cell-address="CONVEX_MESH.G3:CONVEX_MESH.G3" chart:class="chart:bar">
            <chart:data-point chart:repeated="3"/>
          </chart:series>
          <chart:series chart:style-name="ch9" chart:values-cell-range-address="CONVEX_MESH.H4:CONVEX_MESH.J4" chart:label-cell-address="CONVEX_MESH.G4:CONVEX_MESH.G4" chart:class="chart:bar">
            <chart:data-point chart:repeated="3"/>
          </chart:series>
          <chart:series chart:style-name="ch10" chart:values-cell-range-address="CONVEX_MESH.H5:CONVEX_MESH.J5" chart:label-cell-address="CONVEX_MESH.G5:CONVEX_MESH.G5" chart:class="chart:bar">
            <chart:data-point chart:repeated="3"/>
          </chart:series>
          <chart:series chart:style-name="ch11" chart:values-cell-range-address="CONVEX_MESH.H6:CONVEX_MESH.J6" chart:label-cell-address="CONVEX_MESH.G6:CONVEX_MESH.G6" chart:class="chart:bar">
            <chart:data-point chart:repeated="3"/>
          </chart:series>
          <chart:series chart:style-name="ch12" chart:values-cell-range-address="CONVEX_MESH.H7:CONVEX_MESH.J7" chart:label-cell-address="CONVEX_MESH.G7:CONVEX_MESH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H2:CONVEX_MESH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G3:CONVEX_MESH.G3</svg:desc>
                </draw:g>
              </table:table-cell>
              <table:table-cell office:value-type="float" office:value="728.158047">
                <text:p>728.158047</text:p>
                <draw:g>
                  <svg:desc>CONVEX_MESH.H3:CONVEX_MESH.J3</svg:desc>
                </draw:g>
              </table:table-cell>
              <table:table-cell office:value-type="float" office:value="729.896081">
                <text:p>729.896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G4:CONVEX_MESH.G4</svg:desc>
                </draw:g>
              </table:table-cell>
              <table:table-cell office:value-type="float" office:value="7974.652499">
                <text:p>7974.652499</text:p>
                <draw:g>
                  <svg:desc>CONVEX_MESH.H4:CONVEX_MESH.J4</svg:desc>
                </draw:g>
              </table:table-cell>
              <table:table-cell office:value-type="float" office:value="8006.136883">
                <text:p>8006.136883</text:p>
              </table:table-cell>
              <table:table-cell office:value-type="float" office:value="1260.238015">
                <text:p>1260.23801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G5:CONVEX_MESH.G5</svg:desc>
                </draw:g>
              </table:table-cell>
              <table:table-cell office:value-type="float" office:value="8420.143893">
                <text:p>8420.143893</text:p>
                <draw:g>
                  <svg:desc>CONVEX_MESH.H5:CONVEX_MESH.J5</svg:desc>
                </draw:g>
              </table:table-cell>
              <table:table-cell office:value-type="float" office:value="8402.843684">
                <text:p>8402.843684</text:p>
              </table:table-cell>
              <table:table-cell office:value-type="float" office:value="1275.087762">
                <text:p>1275.087762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G6:CONVEX_MESH.G6</svg:desc>
                </draw:g>
              </table:table-cell>
              <table:table-cell office:value-type="float" office:value="11675.526895">
                <text:p>11675.526895</text:p>
                <draw:g>
                  <svg:desc>CONVEX_MESH.H6:CONVEX_MESH.J6</svg:desc>
                </draw:g>
              </table:table-cell>
              <table:table-cell office:value-type="float" office:value="9265.439725">
                <text:p>9265.439725</text:p>
              </table:table-cell>
              <table:table-cell office:value-type="float" office:value="898.806904">
                <text:p>898.806904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G7:CONVEX_MESH.G7</svg:desc>
                </draw:g>
              </table:table-cell>
              <table:table-cell office:value-type="float" office:value="6344.953253">
                <text:p>6344.953253</text:p>
                <draw:g>
                  <svg:desc>CONVEX_MESH.H7:CONVEX_MESH.J7</svg:desc>
                </draw:g>
              </table:table-cell>
              <table:table-cell office:value-type="float" office:value="6362.847223">
                <text:p>6362.847223</text:p>
              </table:table-cell>
              <table:table-cell office:value-type="float" office:value="2509.38045">
                <text:p>2509.380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.M2:CONVEX_MESH.P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.N2:CONVEX_MESH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.N3:CONVEX_MESH.P3" chart:label-cell-address="CONVEX_MESH.M3:CONVEX_MESH.M3" chart:class="chart:bar">
            <chart:data-point chart:repeated="3"/>
          </chart:series>
          <chart:series chart:style-name="ch9" chart:values-cell-range-address="CONVEX_MESH.N4:CONVEX_MESH.P4" chart:label-cell-address="CONVEX_MESH.M4:CONVEX_MESH.M4" chart:class="chart:bar">
            <chart:data-point chart:repeated="3"/>
          </chart:series>
          <chart:series chart:style-name="ch10" chart:values-cell-range-address="CONVEX_MESH.N5:CONVEX_MESH.P5" chart:label-cell-address="CONVEX_MESH.M5:CONVEX_MESH.M5" chart:class="chart:bar">
            <chart:data-point chart:repeated="3"/>
          </chart:series>
          <chart:series chart:style-name="ch11" chart:values-cell-range-address="CONVEX_MESH.N6:CONVEX_MESH.P6" chart:label-cell-address="CONVEX_MESH.M6:CONVEX_MESH.M6" chart:class="chart:bar">
            <chart:data-point chart:repeated="3"/>
          </chart:series>
          <chart:series chart:style-name="ch12" chart:values-cell-range-address="CONVEX_MESH.N7:CONVEX_MESH.P7" chart:label-cell-address="CONVEX_MESH.M7:CONVEX_MESH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.N2:CONVEX_MESH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.M3:CONVEX_MESH.M3</svg:desc>
                </draw:g>
              </table:table-cell>
              <table:table-cell office:value-type="float" office:value="728.158047">
                <text:p>728.158047</text:p>
                <draw:g>
                  <svg:desc>CONVEX_MESH.N3:CONVEX_MESH.P3</svg:desc>
                </draw:g>
              </table:table-cell>
              <table:table-cell office:value-type="float" office:value="729.896081">
                <text:p>729.896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.M4:CONVEX_MESH.M4</svg:desc>
                </draw:g>
              </table:table-cell>
              <table:table-cell office:value-type="float" office:value="7957.637638">
                <text:p>7957.637638</text:p>
                <draw:g>
                  <svg:desc>CONVEX_MESH.N4:CONVEX_MESH.P4</svg:desc>
                </draw:g>
              </table:table-cell>
              <table:table-cell office:value-type="float" office:value="7969.504096">
                <text:p>7969.504096</text:p>
              </table:table-cell>
              <table:table-cell office:value-type="float" office:value="1244.131326">
                <text:p>1244.131326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.M5:CONVEX_MESH.M5</svg:desc>
                </draw:g>
              </table:table-cell>
              <table:table-cell office:value-type="float" office:value="8413.910131">
                <text:p>8413.910131</text:p>
                <draw:g>
                  <svg:desc>CONVEX_MESH.N5:CONVEX_MESH.P5</svg:desc>
                </draw:g>
              </table:table-cell>
              <table:table-cell office:value-type="float" office:value="8370.725739">
                <text:p>8370.725739</text:p>
              </table:table-cell>
              <table:table-cell office:value-type="float" office:value="1258.567324">
                <text:p>1258.567324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.M6:CONVEX_MESH.M6</svg:desc>
                </draw:g>
              </table:table-cell>
              <table:table-cell office:value-type="float" office:value="11653.428603">
                <text:p>11653.428603</text:p>
                <draw:g>
                  <svg:desc>CONVEX_MESH.N6:CONVEX_MESH.P6</svg:desc>
                </draw:g>
              </table:table-cell>
              <table:table-cell office:value-type="float" office:value="9249.620245">
                <text:p>9249.620245</text:p>
              </table:table-cell>
              <table:table-cell office:value-type="float" office:value="890.025052">
                <text:p>890.025052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.M7:CONVEX_MESH.M7</svg:desc>
                </draw:g>
              </table:table-cell>
              <table:table-cell office:value-type="float" office:value="6328.021313">
                <text:p>6328.021313</text:p>
                <draw:g>
                  <svg:desc>CONVEX_MESH.N7:CONVEX_MESH.P7</svg:desc>
                </draw:g>
              </table:table-cell>
              <table:table-cell office:value-type="float" office:value="6324.732446">
                <text:p>6324.732446</text:p>
              </table:table-cell>
              <table:table-cell office:value-type="float" office:value="2451.660328">
                <text:p>2451.6603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4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Contact Test Type (FIRST)</text:p>
        </chart:title>
        <chart:legend chart:legend-position="end" svg:x="10.615cm" svg:y="3.205cm" style:legend-expansion="high" chart:style-name="ch3"/>
        <chart:plot-area chart:style-name="ch4" table:cell-range-address="CONVEX_MESH_ORIGINAL.A2:CONVEX_MESH_ORIGINAL.D7" chart:data-source-has-labels="both" svg:x="0.32cm" svg:y="1.275cm" svg:width="9.975cm" svg:height="7.545cm">
          <chart:coordinate-region svg:x="1.603cm" svg:y="1.474cm" svg:width="8.692cm" svg:height="6.699cm"/>
          <chart:axis chart:dimension="x" chart:name="primary-x" chart:style-name="ch5" chartooo:axis-type="auto">
            <chartooo:date-scale/>
            <chart:categories table:cell-range-address="CONVEX_MESH_ORIGINAL.B2:CONVEX_MESH_ORIGINAL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B3:CONVEX_MESH_ORIGINAL.D3" chart:label-cell-address="CONVEX_MESH_ORIGINAL.A3:CONVEX_MESH_ORIGINAL.A3" chart:class="chart:bar">
            <chart:data-point chart:repeated="3"/>
          </chart:series>
          <chart:series chart:style-name="ch9" chart:values-cell-range-address="CONVEX_MESH_ORIGINAL.B4:CONVEX_MESH_ORIGINAL.D4" chart:label-cell-address="CONVEX_MESH_ORIGINAL.A4:CONVEX_MESH_ORIGINAL.A4" chart:class="chart:bar">
            <chart:data-point chart:repeated="3"/>
          </chart:series>
          <chart:series chart:style-name="ch10" chart:values-cell-range-address="CONVEX_MESH_ORIGINAL.B5:CONVEX_MESH_ORIGINAL.D5" chart:label-cell-address="CONVEX_MESH_ORIGINAL.A5:CONVEX_MESH_ORIGINAL.A5" chart:class="chart:bar">
            <chart:data-point chart:repeated="3"/>
          </chart:series>
          <chart:series chart:style-name="ch11" chart:values-cell-range-address="CONVEX_MESH_ORIGINAL.B6:CONVEX_MESH_ORIGINAL.D6" chart:label-cell-address="CONVEX_MESH_ORIGINAL.A6:CONVEX_MESH_ORIGINAL.A6" chart:class="chart:bar">
            <chart:data-point chart:repeated="3"/>
          </chart:series>
          <chart:series chart:style-name="ch12" chart:values-cell-range-address="CONVEX_MESH_ORIGINAL.B7:CONVEX_MESH_ORIGINAL.D7" chart:label-cell-address="CONVEX_MESH_ORIGINAL.A7:CONVEX_MESH_ORIGINAL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B2:CONVEX_MESH_ORIGINAL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A3:CONVEX_MESH_ORIGINAL.A3</svg:desc>
                </draw:g>
              </table:table-cell>
              <table:table-cell office:value-type="float" office:value="17300.87541">
                <text:p>17300.87541</text:p>
                <draw:g>
                  <svg:desc>CONVEX_MESH_ORIGINAL.B3:CONVEX_MESH_ORIGINAL.D3</svg:desc>
                </draw:g>
              </table:table-cell>
              <table:table-cell office:value-type="float" office:value="17498.648955">
                <text:p>17498.6489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A4:CONVEX_MESH_ORIGINAL.A4</svg:desc>
                </draw:g>
              </table:table-cell>
              <table:table-cell office:value-type="float" office:value="9184.949622">
                <text:p>9184.949622</text:p>
                <draw:g>
                  <svg:desc>CONVEX_MESH_ORIGINAL.B4:CONVEX_MESH_ORIGINAL.D4</svg:desc>
                </draw:g>
              </table:table-cell>
              <table:table-cell office:value-type="float" office:value="9125.39593">
                <text:p>9125.39593</text:p>
              </table:table-cell>
              <table:table-cell office:value-type="float" office:value="35069.727765">
                <text:p>35069.72776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A5:CONVEX_MESH_ORIGINAL.A5</svg:desc>
                </draw:g>
              </table:table-cell>
              <table:table-cell office:value-type="float" office:value="11124.980852">
                <text:p>11124.980852</text:p>
                <draw:g>
                  <svg:desc>CONVEX_MESH_ORIGINAL.B5:CONVEX_MESH_ORIGINAL.D5</svg:desc>
                </draw:g>
              </table:table-cell>
              <table:table-cell office:value-type="float" office:value="11062.574271">
                <text:p>11062.574271</text:p>
              </table:table-cell>
              <table:table-cell office:value-type="float" office:value="36709.82456">
                <text:p>36709.82456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A6:CONVEX_MESH_ORIGINAL.A6</svg:desc>
                </draw:g>
              </table:table-cell>
              <table:table-cell office:value-type="float" office:value="2801.320467">
                <text:p>2801.320467</text:p>
                <draw:g>
                  <svg:desc>CONVEX_MESH_ORIGINAL.B6:CONVEX_MESH_ORIGINAL.D6</svg:desc>
                </draw:g>
              </table:table-cell>
              <table:table-cell office:value-type="float" office:value="2784.060053">
                <text:p>2784.060053</text:p>
              </table:table-cell>
              <table:table-cell office:value-type="float" office:value="4988.379495">
                <text:p>4988.379495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A7:CONVEX_MESH_ORIGINAL.A7</svg:desc>
                </draw:g>
              </table:table-cell>
              <table:table-cell office:value-type="float" office:value="5892.000079">
                <text:p>5892.000079</text:p>
                <draw:g>
                  <svg:desc>CONVEX_MESH_ORIGINAL.B7:CONVEX_MESH_ORIGINAL.D7</svg:desc>
                </draw:g>
              </table:table-cell>
              <table:table-cell office:value-type="float" office:value="5950.280833">
                <text:p>5950.280833</text:p>
              </table:table-cell>
              <table:table-cell office:value-type="float" office:value="2368.065326">
                <text:p>2368.0653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_ORIGINAL.G2:CONVEX_MESH_ORIGINAL.J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_ORIGINAL.H2:CONVEX_MESH_ORIGINAL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H3:CONVEX_MESH_ORIGINAL.J3" chart:label-cell-address="CONVEX_MESH_ORIGINAL.G3:CONVEX_MESH_ORIGINAL.G3" chart:class="chart:bar">
            <chart:data-point chart:repeated="3"/>
          </chart:series>
          <chart:series chart:style-name="ch9" chart:values-cell-range-address="CONVEX_MESH_ORIGINAL.H4:CONVEX_MESH_ORIGINAL.J4" chart:label-cell-address="CONVEX_MESH_ORIGINAL.G4:CONVEX_MESH_ORIGINAL.G4" chart:class="chart:bar">
            <chart:data-point chart:repeated="3"/>
          </chart:series>
          <chart:series chart:style-name="ch10" chart:values-cell-range-address="CONVEX_MESH_ORIGINAL.H5:CONVEX_MESH_ORIGINAL.J5" chart:label-cell-address="CONVEX_MESH_ORIGINAL.G5:CONVEX_MESH_ORIGINAL.G5" chart:class="chart:bar">
            <chart:data-point chart:repeated="3"/>
          </chart:series>
          <chart:series chart:style-name="ch11" chart:values-cell-range-address="CONVEX_MESH_ORIGINAL.H6:CONVEX_MESH_ORIGINAL.J6" chart:label-cell-address="CONVEX_MESH_ORIGINAL.G6:CONVEX_MESH_ORIGINAL.G6" chart:class="chart:bar">
            <chart:data-point chart:repeated="3"/>
          </chart:series>
          <chart:series chart:style-name="ch12" chart:values-cell-range-address="CONVEX_MESH_ORIGINAL.H7:CONVEX_MESH_ORIGINAL.J7" chart:label-cell-address="CONVEX_MESH_ORIGINAL.G7:CONVEX_MESH_ORIGINAL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H2:CONVEX_MESH_ORIGINAL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G3:CONVEX_MESH_ORIGINAL.G3</svg:desc>
                </draw:g>
              </table:table-cell>
              <table:table-cell office:value-type="float" office:value="760.332845">
                <text:p>760.332845</text:p>
                <draw:g>
                  <svg:desc>CONVEX_MESH_ORIGINAL.H3:CONVEX_MESH_ORIGINAL.J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G4:CONVEX_MESH_ORIGINAL.G4</svg:desc>
                </draw:g>
              </table:table-cell>
              <table:table-cell office:value-type="float" office:value="3742.571821">
                <text:p>3742.571821</text:p>
                <draw:g>
                  <svg:desc>CONVEX_MESH_ORIGINAL.H4:CONVEX_MESH_ORIGINAL.J4</svg:desc>
                </draw:g>
              </table:table-cell>
              <table:table-cell office:value-type="float" office:value="3733.865438">
                <text:p>3733.865438</text:p>
              </table:table-cell>
              <table:table-cell office:value-type="float" office:value="1270.928247">
                <text:p>1270.928247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G5:CONVEX_MESH_ORIGINAL.G5</svg:desc>
                </draw:g>
              </table:table-cell>
              <table:table-cell office:value-type="float" office:value="3876.264192">
                <text:p>3876.264192</text:p>
                <draw:g>
                  <svg:desc>CONVEX_MESH_ORIGINAL.H5:CONVEX_MESH_ORIGINAL.J5</svg:desc>
                </draw:g>
              </table:table-cell>
              <table:table-cell office:value-type="float" office:value="3877.783503">
                <text:p>3877.783503</text:p>
              </table:table-cell>
              <table:table-cell office:value-type="float" office:value="1290.170611">
                <text:p>1290.17061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G6:CONVEX_MESH_ORIGINAL.G6</svg:desc>
                </draw:g>
              </table:table-cell>
              <table:table-cell office:value-type="float" office:value="1099.734851">
                <text:p>1099.734851</text:p>
                <draw:g>
                  <svg:desc>CONVEX_MESH_ORIGINAL.H6:CONVEX_MESH_ORIGINAL.J6</svg:desc>
                </draw:g>
              </table:table-cell>
              <table:table-cell office:value-type="float" office:value="1087.292291">
                <text:p>1087.292291</text:p>
              </table:table-cell>
              <table:table-cell office:value-type="float" office:value="195.083027">
                <text:p>195.083027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G7:CONVEX_MESH_ORIGINAL.G7</svg:desc>
                </draw:g>
              </table:table-cell>
              <table:table-cell office:value-type="float" office:value="5876.913024">
                <text:p>5876.913024</text:p>
                <draw:g>
                  <svg:desc>CONVEX_MESH_ORIGINAL.H7:CONVEX_MESH_ORIGINAL.J7</svg:desc>
                </draw:g>
              </table:table-cell>
              <table:table-cell office:value-type="float" office:value="5875.825157">
                <text:p>5875.825157</text:p>
              </table:table-cell>
              <table:table-cell office:value-type="float" office:value="2247.45381">
                <text:p>2247.45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4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_ORIGINAL.M2:CONVEX_MESH_ORIGINAL.P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_ORIGINAL.N2:CONVEX_MESH_ORIGINAL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ORIGINAL.N3:CONVEX_MESH_ORIGINAL.P3" chart:label-cell-address="CONVEX_MESH_ORIGINAL.M3:CONVEX_MESH_ORIGINAL.M3" chart:class="chart:bar">
            <chart:data-point chart:repeated="3"/>
          </chart:series>
          <chart:series chart:style-name="ch9" chart:values-cell-range-address="CONVEX_MESH_ORIGINAL.N4:CONVEX_MESH_ORIGINAL.P4" chart:label-cell-address="CONVEX_MESH_ORIGINAL.M4:CONVEX_MESH_ORIGINAL.M4" chart:class="chart:bar">
            <chart:data-point chart:repeated="3"/>
          </chart:series>
          <chart:series chart:style-name="ch10" chart:values-cell-range-address="CONVEX_MESH_ORIGINAL.N5:CONVEX_MESH_ORIGINAL.P5" chart:label-cell-address="CONVEX_MESH_ORIGINAL.M5:CONVEX_MESH_ORIGINAL.M5" chart:class="chart:bar">
            <chart:data-point chart:repeated="3"/>
          </chart:series>
          <chart:series chart:style-name="ch11" chart:values-cell-range-address="CONVEX_MESH_ORIGINAL.N6:CONVEX_MESH_ORIGINAL.P6" chart:label-cell-address="CONVEX_MESH_ORIGINAL.M6:CONVEX_MESH_ORIGINAL.M6" chart:class="chart:bar">
            <chart:data-point chart:repeated="3"/>
          </chart:series>
          <chart:series chart:style-name="ch12" chart:values-cell-range-address="CONVEX_MESH_ORIGINAL.N7:CONVEX_MESH_ORIGINAL.P7" chart:label-cell-address="CONVEX_MESH_ORIGINAL.M7:CONVEX_MESH_ORIGINAL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ORIGINAL.N2:CONVEX_MESH_ORIGINAL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ORIGINAL.M3:CONVEX_MESH_ORIGINAL.M3</svg:desc>
                </draw:g>
              </table:table-cell>
              <table:table-cell office:value-type="float" office:value="760.332845">
                <text:p>760.332845</text:p>
                <draw:g>
                  <svg:desc>CONVEX_MESH_ORIGINAL.N3:CONVEX_MESH_ORIGINAL.P3</svg:desc>
                </draw:g>
              </table:table-cell>
              <table:table-cell office:value-type="float" office:value="762.297345">
                <text:p>762.2973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ORIGINAL.M4:CONVEX_MESH_ORIGINAL.M4</svg:desc>
                </draw:g>
              </table:table-cell>
              <table:table-cell office:value-type="float" office:value="3741.193511">
                <text:p>3741.193511</text:p>
                <draw:g>
                  <svg:desc>CONVEX_MESH_ORIGINAL.N4:CONVEX_MESH_ORIGINAL.P4</svg:desc>
                </draw:g>
              </table:table-cell>
              <table:table-cell office:value-type="float" office:value="3736.874832">
                <text:p>3736.874832</text:p>
              </table:table-cell>
              <table:table-cell office:value-type="float" office:value="1253.84685">
                <text:p>1253.8468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ORIGINAL.M5:CONVEX_MESH_ORIGINAL.M5</svg:desc>
                </draw:g>
              </table:table-cell>
              <table:table-cell office:value-type="float" office:value="3880.626863">
                <text:p>3880.626863</text:p>
                <draw:g>
                  <svg:desc>CONVEX_MESH_ORIGINAL.N5:CONVEX_MESH_ORIGINAL.P5</svg:desc>
                </draw:g>
              </table:table-cell>
              <table:table-cell office:value-type="float" office:value="3877.245777">
                <text:p>3877.245777</text:p>
              </table:table-cell>
              <table:table-cell office:value-type="float" office:value="1274.015125">
                <text:p>1274.01512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ORIGINAL.M6:CONVEX_MESH_ORIGINAL.M6</svg:desc>
                </draw:g>
              </table:table-cell>
              <table:table-cell office:value-type="float" office:value="1096.981812">
                <text:p>1096.981812</text:p>
                <draw:g>
                  <svg:desc>CONVEX_MESH_ORIGINAL.N6:CONVEX_MESH_ORIGINAL.P6</svg:desc>
                </draw:g>
              </table:table-cell>
              <table:table-cell office:value-type="float" office:value="1095.76439">
                <text:p>1095.76439</text:p>
              </table:table-cell>
              <table:table-cell office:value-type="float" office:value="192.304223">
                <text:p>192.304223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ORIGINAL.M7:CONVEX_MESH_ORIGINAL.M7</svg:desc>
                </draw:g>
              </table:table-cell>
              <table:table-cell office:value-type="float" office:value="5896.210524">
                <text:p>5896.210524</text:p>
                <draw:g>
                  <svg:desc>CONVEX_MESH_ORIGINAL.N7:CONVEX_MESH_ORIGINAL.P7</svg:desc>
                </draw:g>
              </table:table-cell>
              <table:table-cell office:value-type="float" office:value="5805.619065">
                <text:p>5805.619065</text:p>
              </table:table-cell>
              <table:table-cell office:value-type="float" office:value="2203.63775">
                <text:p>2203.637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maximum="18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63cm" svg:height="8.899cm" xlink:href=".." xlink:type="simple" chart:class="chart:bar" chart:style-name="ch1">
        <chart:title svg:x="5.162cm" svg:y="0.313cm" chart:style-name="ch2">
          <text:p>Contact Test Type (FIRST)</text:p>
        </chart:title>
        <chart:legend chart:legend-position="end" svg:x="10.478cm" svg:y="3.154cm" style:legend-expansion="high" chart:style-name="ch3"/>
        <chart:plot-area chart:style-name="ch4" table:cell-range-address="CONVEX_MESH_12_2020.A2:CONVEX_MESH_12_2020.D7" chart:data-source-has-labels="both" svg:x="0.317cm" svg:y="1.269cm" svg:width="9.844cm" svg:height="7.453cm">
          <chart:coordinate-region svg:x="1.785cm" svg:y="1.468cm" svg:width="8.376cm" svg:height="6.607cm"/>
          <chart:axis chart:dimension="x" chart:name="primary-x" chart:style-name="ch5" chartooo:axis-type="auto">
            <chartooo:date-scale/>
            <chart:categories table:cell-range-address="CONVEX_MESH_12_2020.B2:CONVEX_MESH_12_2020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B3:CONVEX_MESH_12_2020.D3" chart:label-cell-address="CONVEX_MESH_12_2020.A3:CONVEX_MESH_12_2020.A3" chart:class="chart:bar">
            <chart:data-point chart:repeated="3"/>
          </chart:series>
          <chart:series chart:style-name="ch9" chart:values-cell-range-address="CONVEX_MESH_12_2020.B4:CONVEX_MESH_12_2020.D4" chart:label-cell-address="CONVEX_MESH_12_2020.A4:CONVEX_MESH_12_2020.A4" chart:class="chart:bar">
            <chart:data-point chart:repeated="3"/>
          </chart:series>
          <chart:series chart:style-name="ch10" chart:values-cell-range-address="CONVEX_MESH_12_2020.B5:CONVEX_MESH_12_2020.D5" chart:label-cell-address="CONVEX_MESH_12_2020.A5:CONVEX_MESH_12_2020.A5" chart:class="chart:bar">
            <chart:data-point chart:repeated="3"/>
          </chart:series>
          <chart:series chart:style-name="ch11" chart:values-cell-range-address="CONVEX_MESH_12_2020.B6:CONVEX_MESH_12_2020.D6" chart:label-cell-address="CONVEX_MESH_12_2020.A6:CONVEX_MESH_12_2020.A6" chart:class="chart:bar">
            <chart:data-point chart:repeated="3"/>
          </chart:series>
          <chart:series chart:style-name="ch12" chart:values-cell-range-address="CONVEX_MESH_12_2020.B7:CONVEX_MESH_12_2020.D7" chart:label-cell-address="CONVEX_MESH_12_2020.A7:CONVEX_MESH_12_2020.A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B2:CONVEX_MESH_12_2020.D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A3:CONVEX_MESH_12_2020.A3</svg:desc>
                </draw:g>
              </table:table-cell>
              <table:table-cell office:value-type="float" office:value="38270.049851">
                <text:p>38270.049851</text:p>
                <draw:g>
                  <svg:desc>CONVEX_MESH_12_2020.B3:CONVEX_MESH_12_2020.D3</svg:desc>
                </draw:g>
              </table:table-cell>
              <table:table-cell office:value-type="float" office:value="38816.887388">
                <text:p>38816.8873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A4:CONVEX_MESH_12_2020.A4</svg:desc>
                </draw:g>
              </table:table-cell>
              <table:table-cell office:value-type="float" office:value="55482.431006">
                <text:p>55482.431006</text:p>
                <draw:g>
                  <svg:desc>CONVEX_MESH_12_2020.B4:CONVEX_MESH_12_2020.D4</svg:desc>
                </draw:g>
              </table:table-cell>
              <table:table-cell office:value-type="float" office:value="36054.356092">
                <text:p>36054.356092</text:p>
              </table:table-cell>
              <table:table-cell office:value-type="float" office:value="131794.720992">
                <text:p>131794.720992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A5:CONVEX_MESH_12_2020.A5</svg:desc>
                </draw:g>
              </table:table-cell>
              <table:table-cell office:value-type="float" office:value="51348.699049">
                <text:p>51348.699049</text:p>
                <draw:g>
                  <svg:desc>CONVEX_MESH_12_2020.B5:CONVEX_MESH_12_2020.D5</svg:desc>
                </draw:g>
              </table:table-cell>
              <table:table-cell office:value-type="float" office:value="34283.89731">
                <text:p>34283.89731</text:p>
              </table:table-cell>
              <table:table-cell office:value-type="float" office:value="83569.625614">
                <text:p>83569.625614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A6:CONVEX_MESH_12_2020.A6</svg:desc>
                </draw:g>
              </table:table-cell>
              <table:table-cell office:value-type="float" office:value="160104.309623">
                <text:p>160104.309623</text:p>
                <draw:g>
                  <svg:desc>CONVEX_MESH_12_2020.B6:CONVEX_MESH_12_2020.D6</svg:desc>
                </draw:g>
              </table:table-cell>
              <table:table-cell office:value-type="float" office:value="126142.082531">
                <text:p>126142.082531</text:p>
              </table:table-cell>
              <table:table-cell office:value-type="float" office:value="59781.786508">
                <text:p>59781.786508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A7:CONVEX_MESH_12_2020.A7</svg:desc>
                </draw:g>
              </table:table-cell>
              <table:table-cell office:value-type="float" office:value="9249.175818">
                <text:p>9249.175818</text:p>
                <draw:g>
                  <svg:desc>CONVEX_MESH_12_2020.B7:CONVEX_MESH_12_2020.D7</svg:desc>
                </draw:g>
              </table:table-cell>
              <table:table-cell office:value-type="float" office:value="9217.524984">
                <text:p>9217.524984</text:p>
              </table:table-cell>
              <table:table-cell office:value-type="float" office:value="4536.926038">
                <text:p>4536.9260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Contact Test Type (CLOSEST)</text:p>
        </chart:title>
        <chart:legend chart:legend-position="end" svg:x="10.615cm" svg:y="3.205cm" style:legend-expansion="high" chart:style-name="ch3"/>
        <chart:plot-area chart:style-name="ch4" table:cell-range-address="CONVEX_MESH_12_2020.G2:CONVEX_MESH_12_2020.J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_12_2020.H2:CONVEX_MESH_12_2020.J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H3:CONVEX_MESH_12_2020.J3" chart:label-cell-address="CONVEX_MESH_12_2020.G3:CONVEX_MESH_12_2020.G3" chart:class="chart:bar">
            <chart:data-point chart:repeated="3"/>
          </chart:series>
          <chart:series chart:style-name="ch9" chart:values-cell-range-address="CONVEX_MESH_12_2020.H4:CONVEX_MESH_12_2020.J4" chart:label-cell-address="CONVEX_MESH_12_2020.G4:CONVEX_MESH_12_2020.G4" chart:class="chart:bar">
            <chart:data-point chart:repeated="3"/>
          </chart:series>
          <chart:series chart:style-name="ch10" chart:values-cell-range-address="CONVEX_MESH_12_2020.H5:CONVEX_MESH_12_2020.J5" chart:label-cell-address="CONVEX_MESH_12_2020.G5:CONVEX_MESH_12_2020.G5" chart:class="chart:bar">
            <chart:data-point chart:repeated="3"/>
          </chart:series>
          <chart:series chart:style-name="ch11" chart:values-cell-range-address="CONVEX_MESH_12_2020.H6:CONVEX_MESH_12_2020.J6" chart:label-cell-address="CONVEX_MESH_12_2020.G6:CONVEX_MESH_12_2020.G6" chart:class="chart:bar">
            <chart:data-point chart:repeated="3"/>
          </chart:series>
          <chart:series chart:style-name="ch12" chart:values-cell-range-address="CONVEX_MESH_12_2020.H7:CONVEX_MESH_12_2020.J7" chart:label-cell-address="CONVEX_MESH_12_2020.G7:CONVEX_MESH_12_2020.G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H2:CONVEX_MESH_12_2020.J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G3:CONVEX_MESH_12_2020.G3</svg:desc>
                </draw:g>
              </table:table-cell>
              <table:table-cell office:value-type="float" office:value="2401.891535">
                <text:p>2401.891535</text:p>
                <draw:g>
                  <svg:desc>CONVEX_MESH_12_2020.H3:CONVEX_MESH_12_2020.J3</svg:desc>
                </draw:g>
              </table:table-cell>
              <table:table-cell office:value-type="float" office:value="2413.054407">
                <text:p>2413.054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G4:CONVEX_MESH_12_2020.G4</svg:desc>
                </draw:g>
              </table:table-cell>
              <table:table-cell office:value-type="float" office:value="22274.649947">
                <text:p>22274.649947</text:p>
                <draw:g>
                  <svg:desc>CONVEX_MESH_12_2020.H4:CONVEX_MESH_12_2020.J4</svg:desc>
                </draw:g>
              </table:table-cell>
              <table:table-cell office:value-type="float" office:value="14453.434299">
                <text:p>14453.434299</text:p>
              </table:table-cell>
              <table:table-cell office:value-type="float" office:value="2869.297365">
                <text:p>2869.29736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G5:CONVEX_MESH_12_2020.G5</svg:desc>
                </draw:g>
              </table:table-cell>
              <table:table-cell office:value-type="float" office:value="19762.819643">
                <text:p>19762.819643</text:p>
                <draw:g>
                  <svg:desc>CONVEX_MESH_12_2020.H5:CONVEX_MESH_12_2020.J5</svg:desc>
                </draw:g>
              </table:table-cell>
              <table:table-cell office:value-type="float" office:value="13381.191296">
                <text:p>13381.191296</text:p>
              </table:table-cell>
              <table:table-cell office:value-type="float" office:value="2846.857665">
                <text:p>2846.857665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G6:CONVEX_MESH_12_2020.G6</svg:desc>
                </draw:g>
              </table:table-cell>
              <table:table-cell office:value-type="float" office:value="46072.638422">
                <text:p>46072.638422</text:p>
                <draw:g>
                  <svg:desc>CONVEX_MESH_12_2020.H6:CONVEX_MESH_12_2020.J6</svg:desc>
                </draw:g>
              </table:table-cell>
              <table:table-cell office:value-type="float" office:value="35869.612667">
                <text:p>35869.612667</text:p>
              </table:table-cell>
              <table:table-cell office:value-type="float" office:value="2653.083611">
                <text:p>2653.083611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G7:CONVEX_MESH_12_2020.G7</svg:desc>
                </draw:g>
              </table:table-cell>
              <table:table-cell office:value-type="float" office:value="9161.020565">
                <text:p>9161.020565</text:p>
                <draw:g>
                  <svg:desc>CONVEX_MESH_12_2020.H7:CONVEX_MESH_12_2020.J7</svg:desc>
                </draw:g>
              </table:table-cell>
              <table:table-cell office:value-type="float" office:value="9105.89992">
                <text:p>9105.89992</text:p>
              </table:table-cell>
              <table:table-cell office:value-type="float" office:value="4280.821238">
                <text:p>4280.821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Contact Test Type (ALL)</text:p>
        </chart:title>
        <chart:legend chart:legend-position="end" svg:x="10.615cm" svg:y="3.205cm" style:legend-expansion="high" chart:style-name="ch3"/>
        <chart:plot-area chart:style-name="ch4" table:cell-range-address="CONVEX_MESH_12_2020.M2:CONVEX_MESH_12_2020.P7" chart:data-source-has-labels="both" svg:x="0.32cm" svg:y="1.275cm" svg:width="9.975cm" svg:height="7.545cm">
          <chart:coordinate-region svg:x="1.603cm" svg:y="1.475cm" svg:width="8.692cm" svg:height="6.698cm"/>
          <chart:axis chart:dimension="x" chart:name="primary-x" chart:style-name="ch5" chartooo:axis-type="auto">
            <chartooo:date-scale/>
            <chart:categories table:cell-range-address="CONVEX_MESH_12_2020.N2:CONVEX_MESH_12_2020.P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NVEX_MESH_12_2020.N3:CONVEX_MESH_12_2020.P3" chart:label-cell-address="CONVEX_MESH_12_2020.M3:CONVEX_MESH_12_2020.M3" chart:class="chart:bar">
            <chart:data-point chart:repeated="3"/>
          </chart:series>
          <chart:series chart:style-name="ch9" chart:values-cell-range-address="CONVEX_MESH_12_2020.N4:CONVEX_MESH_12_2020.P4" chart:label-cell-address="CONVEX_MESH_12_2020.M4:CONVEX_MESH_12_2020.M4" chart:class="chart:bar">
            <chart:data-point chart:repeated="3"/>
          </chart:series>
          <chart:series chart:style-name="ch10" chart:values-cell-range-address="CONVEX_MESH_12_2020.N5:CONVEX_MESH_12_2020.P5" chart:label-cell-address="CONVEX_MESH_12_2020.M5:CONVEX_MESH_12_2020.M5" chart:class="chart:bar">
            <chart:data-point chart:repeated="3"/>
          </chart:series>
          <chart:series chart:style-name="ch11" chart:values-cell-range-address="CONVEX_MESH_12_2020.N6:CONVEX_MESH_12_2020.P6" chart:label-cell-address="CONVEX_MESH_12_2020.M6:CONVEX_MESH_12_2020.M6" chart:class="chart:bar">
            <chart:data-point chart:repeated="3"/>
          </chart:series>
          <chart:series chart:style-name="ch12" chart:values-cell-range-address="CONVEX_MESH_12_2020.N7:CONVEX_MESH_12_2020.P7" chart:label-cell-address="CONVEX_MESH_12_2020.M7:CONVEX_MESH_12_2020.M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act Only</text:p>
                <draw:g>
                  <svg:desc>CONVEX_MESH_12_2020.N2:CONVEX_MESH_12_2020.P2</svg:desc>
                </draw:g>
              </table:table-cell>
              <table:table-cell office:value-type="string">
                <text:p>Penetration</text:p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 MoveIt FCL</text:p>
                <draw:g>
                  <svg:desc>CONVEX_MESH_12_2020.M3:CONVEX_MESH_12_2020.M3</svg:desc>
                </draw:g>
              </table:table-cell>
              <table:table-cell office:value-type="float" office:value="2401.891535">
                <text:p>2401.891535</text:p>
                <draw:g>
                  <svg:desc>CONVEX_MESH_12_2020.N3:CONVEX_MESH_12_2020.P3</svg:desc>
                </draw:g>
              </table:table-cell>
              <table:table-cell office:value-type="float" office:value="2413.054407">
                <text:p>2413.0544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BulletDiscreteBVHManager</text:p>
                <draw:g>
                  <svg:desc>CONVEX_MESH_12_2020.M4:CONVEX_MESH_12_2020.M4</svg:desc>
                </draw:g>
              </table:table-cell>
              <table:table-cell office:value-type="float" office:value="22233.627886">
                <text:p>22233.627886</text:p>
                <draw:g>
                  <svg:desc>CONVEX_MESH_12_2020.N4:CONVEX_MESH_12_2020.P4</svg:desc>
                </draw:g>
              </table:table-cell>
              <table:table-cell office:value-type="float" office:value="14484.811244">
                <text:p>14484.811244</text:p>
              </table:table-cell>
              <table:table-cell office:value-type="float" office:value="2834.056145">
                <text:p>2834.056145</text:p>
              </table:table-cell>
            </table:table-row>
            <table:table-row>
              <table:table-cell office:value-type="string">
                <text:p> BulletDiscreteSimpleManager</text:p>
                <draw:g>
                  <svg:desc>CONVEX_MESH_12_2020.M5:CONVEX_MESH_12_2020.M5</svg:desc>
                </draw:g>
              </table:table-cell>
              <table:table-cell office:value-type="float" office:value="19776.018319">
                <text:p>19776.018319</text:p>
                <draw:g>
                  <svg:desc>CONVEX_MESH_12_2020.N5:CONVEX_MESH_12_2020.P5</svg:desc>
                </draw:g>
              </table:table-cell>
              <table:table-cell office:value-type="float" office:value="13340.170185">
                <text:p>13340.170185</text:p>
              </table:table-cell>
              <table:table-cell office:value-type="float" office:value="2806.337181">
                <text:p>2806.337181</text:p>
              </table:table-cell>
            </table:table-row>
            <table:table-row>
              <table:table-cell office:value-type="string">
                <text:p> FCLDiscreteBVHManager</text:p>
                <draw:g>
                  <svg:desc>CONVEX_MESH_12_2020.M6:CONVEX_MESH_12_2020.M6</svg:desc>
                </draw:g>
              </table:table-cell>
              <table:table-cell office:value-type="float" office:value="46122.890286">
                <text:p>46122.890286</text:p>
                <draw:g>
                  <svg:desc>CONVEX_MESH_12_2020.N6:CONVEX_MESH_12_2020.P6</svg:desc>
                </draw:g>
              </table:table-cell>
              <table:table-cell office:value-type="float" office:value="35986.832996">
                <text:p>35986.832996</text:p>
              </table:table-cell>
              <table:table-cell office:value-type="float" office:value="2616.948844">
                <text:p>2616.948844</text:p>
              </table:table-cell>
            </table:table-row>
            <table:table-row>
              <table:table-cell office:value-type="string">
                <text:p> PhysxDiscreteManager</text:p>
                <draw:g>
                  <svg:desc>CONVEX_MESH_12_2020.M7:CONVEX_MESH_12_2020.M7</svg:desc>
                </draw:g>
              </table:table-cell>
              <table:table-cell office:value-type="float" office:value="9145.494554">
                <text:p>9145.494554</text:p>
                <draw:g>
                  <svg:desc>CONVEX_MESH_12_2020.N7:CONVEX_MESH_12_2020.P7</svg:desc>
                </draw:g>
              </table:table-cell>
              <table:table-cell office:value-type="float" office:value="9101.820912">
                <text:p>9101.820912</text:p>
              </table:table-cell>
              <table:table-cell office:value-type="float" office:value="4217.201064">
                <text:p>4217.2010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